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color="#000000" loext:opacity="100%"/>
    </style:style>
    <style:style style:name="P2" style:family="paragraph" style:parent-style-name="Standard">
      <style:text-properties fo:color="#000000" loext:opacity="100%" fo:font-weight="normal" fo:background-color="#ffffff" style:font-weight-asian="normal" style:font-weight-complex="normal"/>
    </style:style>
    <style:style style:name="P3" style:family="paragraph" style:parent-style-name="Standard">
      <style:text-properties fo:color="#000000" loext:opacity="100%" fo:background-color="#ffffff"/>
    </style:style>
    <style:style style:name="P4" style:family="paragraph" style:parent-style-name="Standard">
      <style:text-properties fo:color="#000000" loext:opacity="100%" fo:font-style="normal" fo:background-color="#ffffff" style:font-style-asian="normal" style:font-style-complex="normal"/>
    </style:style>
    <style:style style:name="P5" style:family="paragraph" style:parent-style-name="Standard">
      <style:text-properties fo:color="#000000" loext:opacity="100%" fo:font-style="normal" style:font-style-asian="normal" style:font-style-complex="normal"/>
    </style:style>
    <style:style style:name="P6" style:family="paragraph" style:parent-style-name="Standard">
      <style:text-properties fo:color="#000000" loext:opacity="100%" fo:font-style="normal" fo:font-weight="normal" style:font-style-asian="normal" style:font-weight-asian="normal" style:font-style-complex="normal" style:font-weight-complex="normal"/>
    </style:style>
    <style:style style:name="P7" style:family="paragraph" style:parent-style-name="Standard">
      <style:text-properties fo:color="#000000" loext:opacity="100%" fo:font-style="italic" fo:background-color="#ffffff" style:font-style-asian="italic" style:font-style-complex="italic"/>
    </style:style>
    <style:style style:name="P8" style:family="paragraph" style:parent-style-name="Standard">
      <style:text-properties fo:color="#000000" loext:opacity="100%" fo:font-style="italic" style:font-style-asian="italic" style:font-style-complex="italic"/>
    </style:style>
    <style:style style:name="P9" style:family="paragraph" style:parent-style-name="Standard">
      <style:text-properties fo:color="#000000" loext:opacity="100%" fo:font-style="italic" fo:font-weight="normal" style:font-style-asian="italic" style:font-weight-asian="normal" style:font-style-complex="italic" style:font-weight-complex="normal"/>
    </style:style>
    <style:style style:name="P10" style:family="paragraph" style:parent-style-name="Standard">
      <style:text-properties fo:color="#000000" loext:opacity="100%" fo:font-style="italic" fo:font-weight="normal" fo:background-color="#ffffff" style:font-style-asian="italic" style:font-weight-asian="normal" style:font-style-complex="italic" style:font-weight-complex="normal"/>
    </style:style>
    <style:style style:name="P11" style:family="paragraph" style:parent-style-name="Standard">
      <style:text-properties fo:color="#000000" loext:opacity="100%" fo:background-color="#ff9999"/>
    </style:style>
    <style:style style:name="P12" style:family="paragraph" style:parent-style-name="Standard">
      <style:paragraph-properties fo:text-align="justify" style:justify-single-word="false"/>
      <style:text-properties fo:color="#000000" loext:opacity="100%"/>
    </style:style>
    <style:style style:name="P13" style:family="paragraph" style:parent-style-name="Standard">
      <style:paragraph-properties fo:text-align="start" style:justify-single-word="false"/>
      <style:text-properties fo:color="#000000" loext:opacity="100%"/>
    </style:style>
    <style:style style:name="P14" style:family="paragraph" style:parent-style-name="Standard">
      <style:text-properties fo:color="#000000" loext:opacity="100%" fo:background-color="#9900ff"/>
    </style:style>
    <style:style style:name="P15" style:family="paragraph" style:parent-style-name="Standard">
      <style:text-properties fo:color="#000000" loext:opacity="100%" fo:font-size="10pt" fo:font-style="normal" style:font-size-asian="10pt" style:font-style-asian="normal" style:font-size-complex="10pt" style:font-style-complex="normal"/>
    </style:style>
    <style:style style:name="P16" style:family="paragraph" style:parent-style-name="Standard">
      <style:text-properties fo:color="#000000" loext:opacity="100%" fo:background-color="#ffcc00"/>
    </style:style>
    <style:style style:name="P17"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8" style:family="paragraph" style:parent-style-name="Standard">
      <style:text-properties fo:font-style="italic" style:font-style-asian="italic" style:font-style-complex="italic"/>
    </style:style>
    <style:style style:name="P19"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text-properties fo:font-style="italic" fo:background-color="#ffffff" style:font-style-asian="italic" style:font-style-complex="italic"/>
    </style:style>
    <style:style style:name="P2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2" style:family="paragraph" style:parent-style-name="Standard">
      <style:text-properties fo:background-color="#ffffff"/>
    </style:style>
    <style:style style:name="P23" style:family="paragraph" style:parent-style-name="Standard">
      <style:text-properties fo:font-style="normal" fo:background-color="#ffffff" style:font-style-asian="normal" style:font-style-complex="normal"/>
    </style:style>
    <style:style style:name="P24" style:family="paragraph" style:parent-style-name="Standard">
      <style:text-properties fo:font-style="normal" style:font-style-asian="normal" style:font-style-complex="normal"/>
    </style:style>
    <style:style style:name="P25" style:family="paragraph" style:parent-style-name="Standard">
      <style:text-properties fo:font-weight="normal" fo:background-color="#ffffff" style:font-weight-asian="normal" style:font-weight-complex="normal"/>
    </style:style>
    <style:style style:name="P26" style:family="paragraph" style:parent-style-name="Heading_20_2">
      <style:text-properties style:text-underline-style="solid" style:text-underline-width="auto" style:text-underline-color="font-color"/>
    </style:style>
    <style:style style:name="P27" style:family="paragraph" style:parent-style-name="Heading_20_3">
      <style:text-properties style:text-underline-style="solid" style:text-underline-width="auto" style:text-underline-color="font-color" fo:font-weight="bold" style:font-weight-asian="bold" style:font-weight-complex="bold"/>
    </style:style>
    <style:style style:name="P28" style:family="paragraph" style:parent-style-name="Heading_20_3">
      <style:text-properties fo:font-style="normal" style:text-underline-style="solid" style:text-underline-width="auto" style:text-underline-color="font-color" style:font-style-asian="normal" style:font-style-complex="normal"/>
    </style:style>
    <style:style style:name="P29" style:family="paragraph" style:parent-style-name="Standard">
      <style:text-properties fo:color="#000000" loext:opacity="100%" fo:font-weight="normal" fo:background-color="#ffffff"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style:text-underline-style="none" fo:background-color="#ffffff" loext:char-shading-value="0" style:font-style-asian="italic" style:font-style-complex="italic"/>
    </style:style>
    <style:style style:name="T4" style:family="text">
      <style:text-properties fo:font-variant="normal" fo:text-transform="none" fo:color="#222222" loext:opacity="100%" fo:letter-spacing="normal"/>
    </style:style>
    <style:style style:name="T5" style:family="text">
      <style:text-properties fo:font-variant="normal" fo:text-transform="none" style:font-name="Times New Roman" fo:font-size="12pt" fo:letter-spacing="normal" fo:font-style="normal" fo:font-weight="normal" style:font-size-asian="12pt" style:font-size-complex="12pt"/>
    </style:style>
    <style:style style:name="T6" style:family="text">
      <style:text-properties fo:color="#000000" loext:opacity="100%"/>
    </style:style>
    <style:style style:name="T7" style:family="text">
      <style:text-properties fo:color="#000000" loext:opacity="100%" fo:background-color="#ffffff" loext:char-shading-value="0"/>
    </style:style>
    <style:style style:name="T8" style:family="text">
      <style:text-properties fo:background-color="#ffffff" loext:char-shading-value="0"/>
    </style:style>
    <style:style style:name="T9" style:family="text">
      <style:text-properties fo:font-style="normal" style:font-style-asian="normal" style:font-style-complex="normal"/>
    </style:style>
    <style:style style:name="T10" style:family="text">
      <style:text-properties fo:font-style="normal" fo:background-color="#ffffff" loext:char-shading-value="0" style:font-style-asian="normal" style:font-style-complex="normal"/>
    </style:style>
    <style:style style:name="T11"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3">„Der schwarze Winzling Strich“ </text:h>
      <text:p text:style-name="P17"/>
      <text:p text:style-name="P18">In einer Dimension, viele unendliche Dimensionen über dem „Sport-T-Shirt“ tragenden, „Fast Food“ süchtigen „Hacker der Welt“, schwebt eine Wesen, von einer Gestalt <text:s/>wie ein einsamer, schwarzer Strich in der „Landschaft“, sofern man unendliche Weiten von „Nichts“ als Landschaft bezeichnen kann.</text:p>
      <text:p text:style-name="P18">Der Strich ist von winziger Größe und zugleich doch von einem Bewusstsein, das es - <text:s/>selbst gegenüber dem <text:s/>„Hacker der Welt“- <text:s/>zu einer in unendlicher Weise übergeordneten Gottheit macht.</text:p>
      <text:p text:style-name="P18">Es schwebt voller Zufriedenheit durch das Nichts und weiß, dass es das richtige gemacht hat, als es jenen „roten Knopf“ mit einem winzigen Wimpernschlag blockiert hat..</text:p>
      <text:p text:style-name="P18"/>
      <text:h text:style-name="P26" text:outline-level="2">Kapitel 2 : Die drei Pfade der Kassiopeia</text:h>
      <text:p text:style-name="P21"/>
      <text:h text:style-name="Heading_20_3" text:outline-level="3"><text:span text:style-name="T1">Sara sieht in die Augen des Hutmachers</text:span> </text:h>
      <text:p text:style-name="P19"/>
      <text:p text:style-name="P19">Sara erwacht..</text:p>
      <text:p text:style-name="Standard"/>
      <text:p text:style-name="Standard">„Wo bin ich? Was ist mit mir nur los?</text:p>
      <text:p text:style-name="Standard"/>
      <text:p text:style-name="Standard">Ich fühle mich als hätte ich bis jetzt nur eine wage Erinnerung meiner selbst wahrgenommen..</text:p>
      <text:p text:style-name="Standard"/>
      <text:p text:style-name="Standard">Alles fühlt sich so echt aber so fremd, so unglaublich fremd..</text:p>
      <text:p text:style-name="Standard">Aber nicht schlecht. </text:p>
      <text:p text:style-name="Standard">Fremd und doch zugleich vertraut..</text:p>
      <text:p text:style-name="Standard"><text:soft-page-break/>Träume ich? Es muss ein Traum sein..“,</text:p>
      <text:p text:style-name="Standard"/>
      <text:p text:style-name="Standard">dämmert es mir und ich sehe mich zögerlich um. </text:p>
      <text:p text:style-name="Standard"/>
      <text:p text:style-name="Standard">Ich liege in einer Lichtung eines eigentümlich mystisch wirkenden Waldes, doch es scheint hier keinen Anfang und kein Ende zu geben..</text:p>
      <text:p text:style-name="Standard">Dann durchzuckt es mich, die Erinnerung, die grausame Erinnerung, die mich nun mit schrecklicher Gewissheit einzuholen beginnt.</text:p>
      <text:p text:style-name="Standard"/>
      <text:p text:style-name="Standard">„Ich war in der Psychiatrie, jene Psychiatrie die mir so das Fürchten gelernt hat. </text:p>
      <text:p text:style-name="Standard">Nach einer Panikattacke wurde ich einfach in die Isolierzelle gebracht..“</text:p>
      <text:p text:style-name="Standard"/>
      <text:p text:style-name="Standard">Dann reist meine Erinnerung wieder ab. </text:p>
      <text:p text:style-name="Standard">Ich sehe mich nun genauer in dieser Lichtung um, in dessen türkisgrünen Moos ich liege.</text:p>
      <text:p text:style-name="Standard"/>
      <text:p text:style-name="Standard">Ich liege da, als hätte ich gerade ein Nickerchen gemacht..</text:p>
      <text:p text:style-name="Standard"/>
      <text:p text:style-name="Standard">Zumindest bin ich in dieser Position zu mir gekommen..</text:p>
      <text:p text:style-name="Standard"/>
      <text:p text:style-name="Standard">„Ich muss träumen, das kann nur ein Traum sein. </text:p>
      <text:p text:style-name="Standard">Eben war ich noch dort in der Psychiatrie, in diesem grausamen blaugrauen Isolierzimmer, in das ich ständig gebracht wurde, wenn ich einer meiner Panikattacken hatte, jetzt bin ich hier..“</text:p>
      <text:p text:style-name="Standard">Ich erinnere mich wieder, ich war da eine halbe Ewigkeit in dieser Zelle...</text:p>
      <text:p text:style-name="Standard"/>
      <text:p text:style-name="Standard">Bestimmt drei Tage haben die mich in dieser Zelle gelassen..</text:p>
      <text:p text:style-name="Standard"/>
      <text:p text:style-name="Standard"><text:soft-page-break/>Doch wie kann ich dort gewesen sein, wenn ich nun hier bin?“</text:p>
      <text:p text:style-name="Standard"/>
      <text:p text:style-name="Standard">Ich verstehe nicht..</text:p>
      <text:p text:style-name="Standard"/>
      <text:p text:style-name="Standard">Mich kitzelt ein silbriger Lichtschimmer auf meiner Haut – ich blicke auf zum seltsam silbernen Himmel, der sich durch die dichten Blätter der Bäume abzeichnet...</text:p>
      <text:p text:style-name="Standard"/>
      <text:p text:style-name="Standard">Ich blicke durch lilablassblaue Blätter, die einen stechenden und doch harmonischen Kontrast zum türkisgrünen Moos bilden und sehe einen schwarzen Himmelskörper, den ich nicht kenne. </text:p>
      <text:p text:style-name="Standard"/>
      <text:p text:style-name="Standard">Es mag auf den ersten Blick der „Mond“, den ich kennen zu sein scheinen, aber er hat spitze Stacheln und ist von einer quadratischen Form, was für „meinen Mond“ absolut nicht typisch ist. </text:p>
      <text:p text:style-name="Standard"/>
      <text:p text:style-name="Standard">Dieser hat nur ein paar dunkle Flecken, aber das war es dann auch schon.</text:p>
      <text:p text:style-name="Standard"/>
      <text:p text:style-name="Standard">„Merkwürdig, alles höchst merkwürdig..</text:p>
      <text:p text:style-name="Standard">Hier ein paar rote Fliegenpilze in winziger und daneben in riesiger Größe, hier flattert ein Vogel mit paradiesischem gelbem Gefieder von einer winzigen Tanne um sich zu einem goldenen Schmetterling zu gesellen, der eine abnorme Größe zu haben scheint. </text:p>
      <text:p text:style-name="Standard">Ansonsten ist echt recht still an diesem merkwürdigen Ort.“,</text:p>
      <text:p text:style-name="Standard">beginne ich immer mehr verwundert zu grübeln. </text:p>
      <text:p text:style-name="Standard"/>
      <text:p text:style-name="P22">Aus einer Ferne, die mir in ihrer Distanz größer als alles, was ich bis jetzt kannte, erscheint, höre ich dumpf ein <text:span text:style-name="T2">Piepsen </text:span>verhallen. </text:p>
      <text:p text:style-name="Standard"/>
      <text:p text:style-name="Standard"><text:soft-page-break/>Alles scheint auch von einem dunkelblauen Flimmern, einen Glitzern umhüllt zu sein.</text:p>
      <text:p text:style-name="Standard"/>
      <text:p text:style-name="Standard">Ich liege am Rand eines Sees und wundere mich gar nicht mehr darüber, dass in diesem See in dessen Mitte ein gewaltiger Strudel <text:s/>ist, der sich aber langsam zu beruhigen scheint..</text:p>
      <text:p text:style-name="Standard"/>
      <text:p text:style-name="Standard">Ich bin mir nun sicher, dass ich träume..</text:p>
      <text:p text:style-name="Standard"/>
      <text:p text:style-name="Standard">„Wahrscheinlich bin ich auf dem blauen Gummibett der Isolierzelle eingeschlafen..“ und nun muss ich wieder an die <text:s/>Isolierzelle denken..</text:p>
      <text:p text:style-name="Standard">Mir ging es schon nach ein paar Stunden sehr schlecht, erinnere ich mich..</text:p>
      <text:p text:style-name="Standard"/>
      <text:p text:style-name="Standard">Doch jetzt muss ich <text:s/>schon mindestens drei Tage in diesem Gefängnis sein. </text:p>
      <text:p text:style-name="Standard"/>
      <text:p text:style-name="Standard">„Ich will diesen Traum einfach genießen, ich will nicht zurück in die Realität, in diese Isozelle..“, denke ich mir, als ich erschrocken eine Stimme höre:</text:p>
      <text:p text:style-name="Standard"/>
      <text:p text:style-name="Standard">„Sara?“</text:p>
      <text:p text:style-name="Standard"/>
      <text:p text:style-name="Standard">Ich zucke zusammen und drehe ich mich um, die Stimme muss von der anderen Seite des Sees gekommen sein.</text:p>
      <text:p text:style-name="Standard">Als ich hinüberblicke sehe ich ein Wesen so eigentümlich und so eigen in seiner Art, dass ich mich jäh heftig erschrecke. </text:p>
      <text:p text:style-name="Standard"/>
      <text:p text:style-name="Standard">Doch es strahlt auf seine eigene Art und Weise eine Ruhe und Wärme aus, wie ich sie bei meinen Mitmenschen immer schmerzlich vermisst habe. </text:p>
      <text:p text:style-name="Standard"/>
      <text:p text:style-name="Standard">Das Wesen nähert sich mir und geht dabei einfach geradewegs <text:soft-page-break/>über das Wasser des Sees.</text:p>
      <text:p text:style-name="Standard"/>
      <text:p text:style-name="Standard">Je näher das Wesen, kommt, umso mehr bin ich verwundert. </text:p>
      <text:p text:style-name="Standard">Das Wesen ist weiblich, dass erkenne ich nun und umso mehr es sich nähert, umso mehr Licht scheint es auszustrahlen.</text:p>
      <text:p text:style-name="Standard"/>
      <text:p text:style-name="Standard">Es hat einen Frauenoberkörper, aber seine Beine bestehen aus vielen, langen und sich windenden dunkelblauen Tentakeln. </text:p>
      <text:p text:style-name="Standard"/>
      <text:p text:style-name="Standard">Das Wesen lächelt mich verheißungsvoll an und ich wundere mich über die Skurrilität dieses immer verrückter werdenden Traumes.</text:p>
      <text:p text:style-name="Standard"/>
      <text:p text:style-name="Standard">Als hätte das Wesen meine Gedanken gelesen, sieht es mich lange nachdenklich an fragt mich schließlich:</text:p>
      <text:p text:style-name="Standard"/>
      <text:p text:style-name="Standard">„Du denkst also du wärst in einem Traum?“</text:p>
      <text:p text:style-name="Standard"/>
      <text:p text:style-name="Standard">In diesem Moment bekomme ich es mit der Angst zu tun!</text:p>
      <text:p text:style-name="Standard"/>
      <text:p text:style-name="Standard">In meinem Kopf herrscht Chaos, ich habe das Gefühl die Kontrolle zu verlieren und bin schon in Erwartung einer Panikattacke, die ich eben immer habe, wenn mir alles zu viel wird. </text:p>
      <text:p text:style-name="Standard"/>
      <text:p text:style-name="Standard">Doch sie bleibt aus.</text:p>
      <text:p text:style-name="Standard"/>
      <text:p text:style-name="Standard">Ich bin verwundert.</text:p>
      <text:p text:style-name="Standard"/>
      <text:p text:style-name="Standard">Das Wesen sieht mich immer noch mitfühlend an und winkt mich dann näher zu sich..</text:p>
      <text:p text:style-name="Standard">Ich folge zögerlich und trete dem Wesen näher..</text:p>
      <text:p text:style-name="Standard"/>
      <text:p text:style-name="Standard">Dabei sehe ich nun deutlicher die Augen des Wesen und meine <text:soft-page-break/>darin einen gewissen Anteil von blankem Wahnsinn funkeln zu sehen – die Augen dieses Wesen sehen für mich genau so aus wie die Augen des „Hutmachers“ <text:s/>in der Verfilmung <text:s/>meiner Lieblingsgeschichte „Alice im Wunderland“. </text:p>
      <text:p text:style-name="Standard"/>
      <text:p text:style-name="Standard">Doch irgendwie vertraue ich diesem Wesen..</text:p>
      <text:p text:style-name="Standard"/>
      <text:p text:style-name="Standard"/>
      <text:p text:style-name="Standard">„Was soll's, ist ja nur ein Traum, oder..?“, </text:p>
      <text:p text:style-name="Standard"/>
      <text:p text:style-name="Standard">denke ich mir und trete mit einem letzten nun schon viel mehr entschlossenen Schritt auf das merkwürdige Wesen zu.</text:p>
      <text:p text:style-name="Standard"/>
      <text:p text:style-name="Standard">Dieses blickt mir fest in die Augen, sieht mich ernst an und fragt mich wieder, jenen Satz – ich will ihn aber nicht hören..:</text:p>
      <text:p text:style-name="Standard"/>
      <text:p text:style-name="Standard">„Du denkst du wärst in einem Traum, Sara?“</text:p>
      <text:p text:style-name="Standard"/>
      <text:p text:style-name="Standard">Und in dem Moment als sie mir in die Augen blickt, ist die Erinnerung wieder da. </text:p>
      <text:p text:style-name="Standard"/>
      <text:p text:style-name="Standard">Dann schreie ich. Ich schreie wie am Spieß!!!</text:p>
      <text:p text:style-name="Standard"/>
      <text:p text:style-name="Standard">Ich beginne mich wieder zu erinnern...</text:p>
      <text:p text:style-name="Standard"/>
      <text:p text:style-name="Standard">Habe mich mit einem Seil aus einem <text:s/>Bettlacken am Fenster rechts neben dem Bett in der Isolierzelle erhängt!!!</text:p>
      <text:p text:style-name="Standard"/>
      <text:p text:style-name="Standard">Mein Blick fällt auf die Oberfläche des Sees, darin spiegelt sich mein blasses Gesicht. </text:p>
      <text:p text:style-name="Standard"/>
      <text:p text:style-name="Standard">An meinem Hals ist ein rote, große Strieme. </text:p>
      <text:p text:style-name="Standard"/>
      <text:p text:style-name="Standard">Die Mahle der Strangulierung...</text:p>
      <text:p text:style-name="Standard"><text:soft-page-break/></text:p>
      <text:p text:style-name="Standard">Ich kann diesen Anblick nicht ertragen, trotzdem ist da die kurze Hoffnung, dass ich irgendwie überlebt haben muss, doch dann die Erkenntnis blitzartig und mit roher Gewalt, das dieser Ort wohl kein irdischer sein kann..</text:p>
      <text:p text:style-name="Standard"/>
      <text:p text:style-name="Standard">„Ist es wirklich der Himmel? Und ich glaubte es wäre ein Traum, vorbei diese Illusion..“</text:p>
      <text:p text:style-name="Standard"/>
      <text:p text:style-name="Standard">Ich bin zutiefst bestürzt!</text:p>
      <text:p text:style-name="Standard"/>
      <text:p text:style-name="Standard">Wieder muss das Wesen meine Gedanken gelesen haben, denn es fokussiert mich mit seinen Augen, in denen schon wieder der komplette Wahnsinn zu glitzern scheint und flüstert mir mit seiner rauchigen Stimme zu:</text:p>
      <text:p text:style-name="Standard"/>
      <text:p text:style-name="Standard">„Nein, du bist noch nicht im Jenseits. Das was du also Himmel nennst..</text:p>
      <text:p text:style-name="Standard">Du bist gerade in einer Mittelwelt gefangen..</text:p>
      <text:p text:style-name="Standard"/>
      <text:p text:style-name="Standard">Sara, du bist eine Selbstmörderin..</text:p>
      <text:p text:style-name="Standard"/>
      <text:p text:style-name="Standard">Seelen, die eines natürlichen Todes sterben kommen sofort ins Jenseits..</text:p>
      <text:p text:style-name="Standard"/>
      <text:p text:style-name="Standard">Auch Selbstmördern wird dies natürlich nicht verweht..</text:p>
      <text:p text:style-name="Standard"/>
      <text:p text:style-name="Standard">Aber sie müssen auf den „<text:span text:style-name="T2">drei Pfaden der Kassiopeia“ </text:span>wandern, um in den „Himmel“, wie es bei euch Menschen genannt wird zu gelangen“..</text:p>
      <text:p text:style-name="Standard"/>
      <text:p text:style-name="Standard">Bei diesem Begriff zucke ich instinktiv zusammen..</text:p>
      <text:p text:style-name="Standard"/>
      <text:p text:style-name="Standard">„Kassiopeia? Was ist das?“, frage <text:s/>ich das wundersame Wesen <text:soft-page-break/>verzweifelt und meine Schreckliches zu ahnen.</text:p>
      <text:p text:style-name="Standard"/>
      <text:p text:style-name="Standard">Das Wesen grinst mich total komisch an und antwortet stolz:</text:p>
      <text:p text:style-name="Standard"/>
      <text:p text:style-name="Standard"><text:s/>„Kassiopeia, das bin ich!“ </text:p>
      <text:p text:style-name="Standard"/>
      <text:p text:style-name="Standard">Ich verstehe nur noch Bahnhof und blicke das Wesen entgeistert an, habe zugleich noch immer nicht die Botschaft, in einer Mittelwelt gefangen zu sein, verarbeitet.</text:p>
      <text:p text:style-name="Standard"/>
      <text:p text:style-name="Standard">Das Wesen erahnt wieder einmal meine Gedanken und beginnt endlich erklären:</text:p>
      <text:p text:style-name="Standard"/>
      <text:p text:style-name="Standard">„Sara, mach dir keine Sorgen..</text:p>
      <text:p text:style-name="Standard">Du wirst schon bald bei deiner himmlischen Familie sein.</text:p>
      <text:p text:style-name="Standard">Doch du musst dich eine Art Crashkurs machen, um deine Energien zu bereinigen.</text:p>
      <text:p text:style-name="Standard">Denn diese sind durch deinen Suizid rapide gesunken.“</text:p>
      <text:p text:style-name="Standard"/>
      <text:p text:style-name="Standard">Ich verstehe nur Bahnhof. </text:p>
      <text:p text:style-name="Standard"/>
      <text:p text:style-name="Standard">„Ich soll mir keine Sorgen machen? </text:p>
      <text:p text:style-name="Standard">Entweder ich bin in dieser Isolierzelle gänzlich übergeschnappt und halluziniere wild..“, </text:p>
      <text:p text:style-name="Standard">rast es mir da durch den Kopf, </text:p>
      <text:p text:style-name="Standard">doch als ich instinktiv an meinen Hals fasse, </text:p>
      <text:p text:style-name="Standard">sind da unerbittlich die Wunden, </text:p>
      <text:p text:style-name="Standard">die das Bettlacken an meinem Hals hinterlassen hat, </text:p>
      <text:p text:style-name="Standard">und ich verwerfe diese Vermutung wieder, </text:p>
      <text:p text:style-name="Standard">erstarre bei der sich wieder unerbittlich aufdrängenden Erkenntnis, </text:p>
      <text:p text:style-name="Standard">dass ich <text:span text:style-name="T2">tot</text:span> sein muss. </text:p>
      <text:p text:style-name="Standard"/>
      <text:p text:style-name="Standard">Und dieser Umstand macht mir jetzt nun noch weit mehr <text:soft-page-break/>Sorgen, als meinen Verstand gänzlich verloren zu haben.</text:p>
      <text:p text:style-name="Standard"/>
      <text:p text:style-name="Standard">Ich blicke das Wesen <text:s/>Kassiopeia mit leerem Blick an, versuche die Eindrücke zu sortieren, verliere die Kontrolle, erwarte instinktiv die Panikattacke, </text:p>
      <text:p text:style-name="Standard">doch diese kommt wieder nicht.</text:p>
      <text:p text:style-name="Standard"/>
      <text:p text:style-name="Standard">Das ist nun auch der Moment, in dem ich einfach akzeptiere tot zu sein..</text:p>
      <text:p text:style-name="Standard"/>
      <text:p text:style-name="Standard">Mittlerweile bin ich mir sicher, dass Kassiopeia meine Gedanken lesen kann, denn sie sagt:</text:p>
      <text:p text:style-name="Standard"/>
      <text:p text:style-name="Standard">„Weißt du Sara, dein Suizid hat sehr viel Schlechtes ausgelöst. Doch bist du unschuldig. </text:p>
      <text:p text:style-name="Standard">Du hast die Menschheit einfach nicht ertragen, das kann ich verstehen. </text:p>
      <text:p text:style-name="Standard">Ich meide die Menschheit auch schon seit ihrer Entstehung. Habe sie des öfteren gesehen. </text:p>
      <text:p text:style-name="Standard">Das hat gereicht. </text:p>
      <text:p text:style-name="Standard">Kann verstehen, warum du da nicht bleiben wolltest..</text:p>
      <text:p text:style-name="Standard">Trotzdem habe <text:s/>ich die Menschengestalt aber recht gut getroffen oder?“</text:p>
      <text:p text:style-name="Standard"/>
      <text:p text:style-name="Standard">Kassiopeia grinst mich jäh stolz erfüllt an und zeigt ihre schlangenartige Zunge, die auch noch in der Mitte gespalten ist.</text:p>
      <text:p text:style-name="Standard"/>
      <text:p text:style-name="Standard">Ich weiß nicht recht, was ich dazu sagen soll und antworte zögerlich: </text:p>
      <text:p text:style-name="Standard"/>
      <text:p text:style-name="Standard">„Du wolltest wirklich komplett wie ein Mensch aussehen?“</text:p>
      <text:p text:style-name="Standard">Ich will Kassiopeia noch erklären, dass Menschen eigentlich keine Tentakel haben, aber dann fällt mir wieder ein, das <text:soft-page-break/>Kassiopeia ja meine Gedanken lesen kann. </text:p>
      <text:p text:style-name="Standard"/>
      <text:p text:style-name="Standard">Kassiopeia will es sich nicht anmerken lassen, aber sie ist verletzt.</text:p>
      <text:p text:style-name="Standard"/>
      <text:p text:style-name="Standard">Sie murmelt: </text:p>
      <text:p text:style-name="Standard">„Ja kann sein, ich habe mir die Menschen immer auch nicht so ganz genau angeschaut, wenn ich da auf eurer „Mutter Erde“ zum Ernten war. </text:p>
      <text:p text:style-name="Standard">Hatte sie halt so in etwa in Erinnerung..“</text:p>
      <text:p text:style-name="Standard"/>
      <text:p text:style-name="Standard">Ich frage mich was Kassiopeia wohl geerntet hat, diese liest die Frage in meinen Gedanken und grinst jetzt noch breiter:</text:p>
      <text:p text:style-name="Standard"/>
      <text:p text:style-name="Standard">„Das weswegen eure Mutter Erde eben am öftesten von allerlei Wesenarten besucht wird..“</text:p>
      <text:p text:style-name="Standard"/>
      <text:p text:style-name="Standard">Ich blicke Kassiopeia immer noch verständnislos an, dann prustet sie hervor: </text:p>
      <text:p text:style-name="Standard"/>
      <text:p text:style-name="Standard">„Weed!</text:p>
      <text:p text:style-name="Standard"/>
      <text:p text:style-name="Standard">Das ganze Universums liebt es. </text:p>
      <text:p text:style-name="Standard"/>
      <text:p text:style-name="Standard">Schon skurril, dass es bei euch Menschen großteils verboten ist. </text:p>
      <text:p text:style-name="Standard">Die meisten Besuche von nicht irdischem Leben auf Mutter Erde drehen sich tatsächlich um das Aufspüren und um die Ernte von Marihuana.</text:p>
      <text:p text:style-name="Standard"/>
      <text:p text:style-name="Standard">Wie auch immer: ich habe versucht möglichst menschlich auszusehen, um dich nicht zu sehr zu erschrecken.“</text:p>
      <text:p text:style-name="Standard"/>
      <text:p text:style-name="Standard">Nun muss ich ein bisschen lächeln..</text:p>
      <text:p text:style-name="Standard"><text:soft-page-break/></text:p>
      <text:p text:style-name="Standard">Ich denke mir und übermittle damit automatisch an Kassiopeia:</text:p>
      <text:p text:style-name="Standard"/>
      <text:p text:style-name="Standard">„Ist dir nicht gelungen. Wie siehst du denn eigentlich in deiner richtigen Gestalt aus?“</text:p>
      <text:p text:style-name="Standard"/>
      <text:p text:style-name="Standard">Sie grinst geheimnisvoll, ihre ganze Mimik scheint sowieso immer aus einem einzigen Grinsen zu bestehen. </text:p>
      <text:p text:style-name="Standard"/>
      <text:p text:style-name="Standard">„Mal so, mal so, kommt darauf an woher das Wesen kommt, dass ich auf meine Pfade bringen soll..</text:p>
      <text:p text:style-name="Standard">Ich versuche mich ihm anzupassen, damit es nicht zu sehr erschrickt, wenn es mich sieht.</text:p>
      <text:p text:style-name="Standard">Auch die Umgebung die du hier siehst, habe ich an Mutter Erde angepasst.“</text:p>
      <text:p text:style-name="Standard"/>
      <text:p text:style-name="Standard">„Auch das ist dir nur bedingt gelungen..“, kichere ich nun doch, wenn auch etwas leicht hysterisch und erkenne, dass es Kassiopeia auf etwas unbeholfene Art und Weise gut gemeint hat – auch wenn mich das Aufwachen in dieser „Alice im Wunderland“ Umgebung schon schwer verstört hat. </text:p>
      <text:p text:style-name="Standard"/>
      <text:p text:style-name="Standard">Kassiopeia muss nun auch kichern und wackelt mit ihren Tentakeln und bei einem Blick in ihre Augen, wird mir klar, dass es tatsächlich die Augen des Hutmachers aus meinem Lieblingsfilm „Alice im Wunderland“ sind und ich verstehe nun Kassiopeias Inspiration.</text:p>
      <text:p text:style-name="Standard"/>
      <text:p text:style-name="Standard">„Kannst du mir sagen, was ich nun machen soll?“</text:p>
      <text:p text:style-name="Standard"/>
      <text:p text:style-name="Standard">Kasjupaja deutet mir mit <text:s/>einem ihrer Tentakel ihr zu folgen und erklärt mir nun wild entschlossen - auf welches Ziel auch immer - voranstürmend:</text:p>
      <text:p text:style-name="Standard"/>
      <text:p text:style-name="Standard"><text:soft-page-break/>„Du wirst nun auf meinen „drei Pfaden“ wandeln, </text:p>
      <text:p text:style-name="Standard">auch genannt die „drei Pfade der Kassiopeia“. </text:p>
      <text:p text:style-name="Standard"/>
      <text:p text:style-name="Standard">Mit einfach Worten ähnelt diese Prozedur einem „Crashkurs“ zur Bereinigung von niedrigen Energien. </text:p>
      <text:p text:style-name="Standard"><text:s/></text:p>
      <text:p text:style-name="Standard">Und davon hast du mit deinem Suizid leider reichlich angesammelt. </text:p>
      <text:p text:style-name="Standard"/>
      <text:p text:style-name="Standard">Einige <text:s/>„<text:span text:style-name="T4">∞</text:span>-Uresgottheiten“ haben dieses Verfahren zur Rettung von suizidalen Seelen erschaffen. </text:p>
      <text:p text:style-name="Standard"/>
      <text:p text:style-name="Standard">Und ich bin die stolze Trägerin dieser Aufgabe, die ich als meine Pflicht und Bürde ansehe. </text:p>
      <text:p text:style-name="Standard"/>
      <text:p text:style-name="Standard">Wenngleich ich mich auf meine Aufträge in der Regel besser vorbereite – du musst mir verzeihen, ich habe eine lange Nacht hinter mir und bin noch etwas zerstreut, normalerweise gelingt mir die Nachahmung der Realität des Wesens, das ich nach seinem Suizid begleite, erheblich besser..</text:p>
      <text:p text:style-name="Standard">Doch nun Sara, spitz deine Ohren, du hast welche oder?“, </text:p>
      <text:p text:style-name="Standard">fragt Kassiopeia mit einem stirnrunzelnden und begutachtenden, flüchtigen Blick auf meine Ohren. </text:p>
      <text:p text:style-name="Standard">Nachdem sie sich anhand von meinem Beispiel von der Existenz menschlicher Ohren überzeugt hat, </text:p>
      <text:p text:style-name="Standard">fährt sie in ihren Erklärungen fort, nicht ohne ganz aufgeregt mit einem ihrer vielen Tentakel zu wackeln: </text:p>
      <text:p text:style-name="Standard"/>
      <text:p text:style-name="Standard">„Deinem Weg in den „Himmel“ steht eben jene Wanderung auf meinen Pfaden bevor. </text:p>
      <text:p text:style-name="Standard">Hab keine Angst Sara, ich will dir hierbei beistehen.</text:p>
      <text:p text:style-name="Standard">Auf jenen Pfaden musst du wandeln, um deine tiefsten Traumata aufzuarbeiten und dadurch in eine höhere energetische Lage zu kommen – diese Prozedur muss wie <text:soft-page-break/>gesagt jede suizidale Seele durchlaufen. </text:p>
      <text:p text:style-name="Standard">Hast du es überstanden, wirst du ins Jenseits geboren“</text:p>
      <text:p text:style-name="Standard"/>
      <text:p text:style-name="Standard">„Geboren? Du sagtest mir doch gerade noch ich seit tot?“, protestiere ich schwach.</text:p>
      <text:p text:style-name="Standard"/>
      <text:p text:style-name="Standard">„Gestorben im Diesseits, bedeutet geboren ins Jenseits. </text:p>
      <text:p text:style-name="Standard">Nun in deinem Falle „fast geboren“. </text:p>
      <text:p text:style-name="Standard">Noch schwebst du in einer Mittelwelt, in der du dich nicht länger aufhalten solltest.</text:p>
      <text:p text:style-name="Standard">Merkst du schon wie alles zu kippen scheint?“</text:p>
      <text:p text:style-name="Standard"/>
      <text:p text:style-name="Standard">Ich blicke um mich und registriere nun, wie sich die Spitzen der Bäume aufzulösen beginnen und ihre lilablassblauen Blätter zu dicken Farbklecksen verlaufend in den darunterliegenden See fließen.</text:p>
      <text:p text:style-name="Standard">Die mich umgebende Welt scheint sich allgemein langsam, aber immer schneller zu verändern..</text:p>
      <text:p text:style-name="Standard"/>
      <text:p text:style-name="Standard">„Es ist nicht gut wenn du hier länger verweilst. </text:p>
      <text:p text:style-name="Standard">Deine Seele muss nun ins Jenseits wandeln! Folge mir!“</text:p>
      <text:p text:style-name="Standard">Kassiopeia spricht es, dreht sich abrupt um – ihre Tentakeln wirbeln dabei wild um sie herum und da tut sich urplötzlich vor uns etwas auf, das wohl ein <text:s/>Portal sein muss.</text:p>
      <text:p text:style-name="Standard"/>
      <text:p text:style-name="Standard">Das Portal schaut ein bisschen aus wie der goldene Spiegel, der in der Wohnung meines Vaters im Flur hängt – zumindest was den Rand angeht – in goldener Farbe sind auch hier kunstvolle Verschnörkelungen zu sehen.</text:p>
      <text:p text:style-name="Standard"/>
      <text:p text:style-name="Standard">Doch ich erkenne mich einem jähen Erstaunen, dass sich im Glas dieses „Spiegels“eine lebendige <text:s/></text:p>
      <text:p text:style-name="Standard">„Jesus Christus Baby Figur“ abzeichnet </text:p>
      <text:p text:style-name="Standard">(pausbäckig wie auf einem Heiligenbild), </text:p>
      <text:p text:style-name="Standard"><text:soft-page-break/>ich erkenne ihn an dem für ihn typischen, </text:p>
      <text:p text:style-name="Standard">ihn auch nun umgebenden Szenario: </text:p>
      <text:p text:style-name="Standard"/>
      <text:p text:style-name="Standard">in Windeln gewickelt, in einer Grippe liegend, auch der Heiligenschein fehlt nicht. </text:p>
      <text:p text:style-name="Standard"/>
      <text:p text:style-name="Standard">Doch noch bevor ich verwundert sein kann, </text:p>
      <text:p text:style-name="Standard">erkenne ich diesen „Jesusknaben“ </text:p>
      <text:p text:style-name="Standard">als wohl wiederum unbeholfenem Versuch </text:p>
      <text:p text:style-name="Standard">von Kassiopeia </text:p>
      <text:p text:style-name="Standard">mir meinen Weg </text:p>
      <text:p text:style-name="Standard">ins Jenseits zu erleichtern </text:p>
      <text:p text:style-name="Standard">und muss zugeben dass ihr Plan aufgeht: </text:p>
      <text:p text:style-name="Standard">ich denke mir, dem Weg des Erlösers Jesus zu folgen, </text:p>
      <text:p text:style-name="Standard">kann nicht der verkehrteste sein, </text:p>
      <text:p text:style-name="Standard">hole tief Luft und springe mit einem Ruck Kassiopeia nach, </text:p>
      <text:p text:style-name="Standard">die auch schon durch das Portal verschwunden ist. </text:p>
      <text:h text:style-name="P28" text:outline-level="3">Ein Crashkurs der Energiebereinigung</text:h>
      <text:p text:style-name="Standard"/>
      <text:p text:style-name="Standard">Wir werden durch die Dimensionen gerissen und und einige Bruchteile von Sekunden später ist da plötzlich Stille und Ruhe. </text:p>
      <text:p text:style-name="Standard"/>
      <text:p text:style-name="Standard">Um mich herum entsteht langsam, dann immer schneller die Illusion eines Raumes.</text:p>
      <text:p text:style-name="Standard"/>
      <text:p text:style-name="Standard">Kassiopeia <text:s/>und ich stehen nun in einem dunklen Keller. </text:p>
      <text:p text:style-name="Standard">An den Wänden hängen Spinnennetze, wie ich mich einem Schaudern feststelle.</text:p>
      <text:p text:style-name="Standard"/>
      <text:p text:style-name="Standard">Mich fröstelt es, es ist kühl hier. </text:p>
      <text:p text:style-name="Standard"/>
      <text:p text:style-name="Standard">„Farben“ scheint es hier absolut keine zu geben. </text:p>
      <text:p text:style-name="Standard"><text:soft-page-break/></text:p>
      <text:p text:style-name="Standard">Selbst das Licht scheint eigentümlich eher grau und schattig als „Lichtfarben“.</text:p>
      <text:p text:style-name="Standard"/>
      <text:p text:style-name="Standard">Und diese „Schatten“ <text:s/>davon gibt es hier reichlich. </text:p>
      <text:p text:style-name="Standard">Aus jeder Ecke spitzen sie hervor, flüstern und raunen sich unverständliche Dinge zu. </text:p>
      <text:p text:style-name="Standard"/>
      <text:p text:style-name="Standard">Ich habe eine Angst, die sich nicht in Worte fassen lässt. </text:p>
      <text:p text:style-name="Standard">Kassiopeia, die von mir noch unbemerkt neben mir steht, greift nach meiner Hand und schickt mir einen Teil ihrer göttlichen, beruhigenden <text:s/>Energien zu. </text:p>
      <text:p text:style-name="Standard"/>
      <text:p text:style-name="Standard">Als sie meine Hand drückt empfange ich eine Botschaft von ihr - <text:s/>telepathisch natürlich, wie auch sonst:</text:p>
      <text:p text:style-name="Standard"/>
      <text:p text:style-name="Standard">„Sara, siehst du die Falltüre da unter dem Bücherstapel, da rechts in der Ecke?</text:p>
      <text:p text:style-name="Standard">Du musst den Mut finden sie zu öffnen und durch sie zu springen. </text:p>
      <text:p text:style-name="Standard"/>
      <text:p text:style-name="Standard">Es tut mir weh, dir das sagen zu müssen, aber du wirst in einen Raum deiner tiefsten Angst vom <text:span text:style-name="T7">„silbrigen Schicksalsrad“ </text:span>geschmissen werden...“</text:p>
      <text:p text:style-name="Standard"/>
      <text:p text:style-name="Standard">Ich keuche, frage mich was das „silbrige Schicksalsrad“ wohl sein mag und realisiere, das ich wahrlich „tief in der Scheiße stecke“.</text:p>
      <text:p text:style-name="Standard"/>
      <text:p text:style-name="Standard">Es schießen mir erschrocken verwirrte Gedanken durch mein vor Angst vernebeltes Gehirn – „oder der Illusion meines Gehirnes, ich bin ja tot.“, durchzuckt es jäh die Illusion meines vor Angst vernebeltem Gehirnes. </text:p>
      <text:p text:style-name="Standard"/>
      <text:p text:style-name="Standard"><text:soft-page-break/>Ja, es muss eine Illusion sein. </text:p>
      <text:p text:style-name="Standard"/>
      <text:p text:style-name="Standard">Und doch beschließe ich in diesem Moment diese Geschichte gut enden zu lassen.</text:p>
      <text:p text:style-name="Standard"/>
      <text:p text:style-name="Standard">Ja, ich hatte zu kämpfen aufgegeben, da in jener Isolierzelle in dieser Psychiatrie. </text:p>
      <text:p text:style-name="Standard">Doch nun erwacht etwas in mir, das ich lange Zeit schmerzhaft vermisst hatte.</text:p>
      <text:p text:style-name="Standard"/>
      <text:p text:style-name="Standard">Kampfgeist!</text:p>
      <text:p text:style-name="Standard"/>
      <text:p text:style-name="Standard">Ja, ich will, dass es mir gut geht!</text:p>
      <text:p text:style-name="Standard">Und dafür werde ich kämpfen!</text:p>
      <text:p text:style-name="Standard">Das ist sicher!</text:p>
      <text:p text:style-name="Standard">Koste es was es wolle!</text:p>
      <text:p text:style-name="Standard"/>
      <text:p text:style-name="Standard">Wobei ich mir nun aber im gleichen Moment die Frage stelle, wer „ich“ eigentlich<text:span text:style-name="T2"> wirklich </text:span>bin?</text:p>
      <text:p text:style-name="Standard"><text:line-break/>Ich dachte ich sei das, was ich als „Mensch“ Sara wahrgenom<text:span text:style-name="T8">men habe. </text:span></text:p>
      <text:p text:style-name="P22"/>
      <text:p text:style-name="P22">Doch mein „Ich“ Sara ist tot. </text:p>
      <text:p text:style-name="P22"/>
      <text:p text:style-name="P22">Doch „ich bin noch da“ und „doch bin ich tot“. </text:p>
      <text:p text:style-name="P22">Da beschleicht mich erneut der Gedanke, dass das alles und auch eben mein „ich“, hier nur eine Illusion sein muss.</text:p>
      <text:p text:style-name="P22"/>
      <text:p text:style-name="P22">„Trotzdem fühlt es sich irgendwie so „echt“ an - „wahrer“ wie mein „Ich“ in der Menschenwelt auf alle Fälle..“</text:p>
      <text:p text:style-name="P22"/>
      <text:p text:style-name="P22">Ich blicke zweifelnd auf meinen „Körper“ <text:s/>um zu prüfen, ob meine Gestalt noch die meines „Ichs“, also die mir bekannte <text:soft-page-break/>Gestalt des Menschenwesens „Sara“ ist und sehe aber sehr erleichtert, dass ich noch die Gestalt meines <text:s/>„Ichs als Sara“ habe. </text:p>
      <text:p text:style-name="P22"/>
      <text:p text:style-name="P22">Doch langsam beginne ich zu ahnen, <text:s/>das „Ich“ wohl mehr sein muss, als der Mensch „Sara“ und fange an mich zu fragen, ob <text:s/>„Ich“ vielleicht auch <text:s/>nur eine „Illusion meiner Selbst“ ist. </text:p>
      <text:p text:style-name="P22">„Es ist als hätte ich mein Leben lang durch ein Prisma geblickt, dass mein Licht bricht. </text:p>
      <text:p text:style-name="P22"/>
      <text:p text:style-name="P22">Das Prisma war mein Körper, wird mir klar, also mein Gehirn. So war ich meiner selbst bewusst – doch ich verstehe nun, etwas sehr wichtiges: die Seele muss wohl unsterblich sein...“</text:p>
      <text:p text:style-name="P22"/>
      <text:p text:style-name="P22">Ich habe kurz einen Moment, den ich instinktiv als Moment des Erwachens einordnen kann..</text:p>
      <text:p text:style-name="P22"/>
      <text:p text:style-name="P20">Ich fühle einfach Liebe. </text:p>
      <text:p text:style-name="P20">Liebevolles Licht und warme Energie. </text:p>
      <text:p text:style-name="P20">Es ist himmlisch!</text:p>
      <text:p text:style-name="P22"/>
      <text:p text:style-name="P22">Doch werde ich abrupt <text:s/>in die „Realität“ zurückgeholt. </text:p>
      <text:p text:style-name="P22">Ich blicke <text:s/>in eine der vielen Ecken in diesem verwinkelten, kleinen, düsterem <text:span text:style-name="T6">Keller <text:s/></text:span>und sehe da eine winzige schwarze Spinne, doch bei ihrem Anblick wird mir wiedereinmal meine tiefste Urangst bewusst: <text:s/></text:p>
      <text:p text:style-name="P20"/>
      <text:p text:style-name="P20">Spinnenbeine, </text:p>
      <text:p text:style-name="P20">die sich winden und um ein Opfer sich wickeln, </text:p>
      <text:p text:style-name="P20">gierig zu saugen beginnen, </text:p>
      <text:p text:style-name="P20">dem Opfer das Knochenmark, </text:p>
      <text:p text:style-name="P20">das Blut herauszusaugen, </text:p>
      <text:p text:style-name="P20">nicht ohne dass sie es vorher bei lebendigem Leib eingewickelt hätten, in eine ihrer grauenhaften Netze..</text:p>
      <text:p text:style-name="P23"><text:soft-page-break/></text:p>
      <text:p text:style-name="P23">Ich fange panisch zu schreien an!</text:p>
      <text:p text:style-name="P23"/>
      <text:p text:style-name="P22">Doch eine richtige Panikattacke bleibt aus.</text:p>
      <text:p text:style-name="P22"><text:s/></text:p>
      <text:p text:style-name="P22">Und ich bin nicht dumm. </text:p>
      <text:p text:style-name="P22"/>
      <text:p text:style-name="P22">Ich kann mir nun denken, dass die Pfade der Kassiopeia alles andere als lustig werden würden. </text:p>
      <text:p text:style-name="P22"/>
      <text:p text:style-name="P22">Ich sehe Kassiopeia den Tränen nahe flehend an, aber sie antwortet unerbittlich, aber trotzdem sehr sanft in ihrer Stimme:</text:p>
      <text:p text:style-name="Standard"/>
      <text:p text:style-name="Standard">„Ich weiß, dir sind Spinnen ein Grauen..</text:p>
      <text:p text:style-name="Standard">Doch vertraue mir: diese Aufgabe wird dich etwas lehren!</text:p>
      <text:p text:style-name="Standard">Das ist der erste Pfad der Kassiopeia:</text:p>
      <text:p text:style-name="Standard">Konfrontation mit deiner größten <text:span text:style-name="T6">Urangst!</text:span></text:p>
      <text:p text:style-name="Standard">Bist du bereit diesen Weg zu gehen, Sara?</text:p>
      <text:p text:style-name="Standard">Es steht dir aber auch frei zurück in die Mittelwelt zu gehen, in der wir uns getroffen haben..</text:p>
      <text:p text:style-name="Standard">Aber sei dir gewiss, <text:s/>wenn du in diese Dimension zurückkehrst, wird es dich wohl deinen Verstand kosten!“</text:p>
      <text:p text:style-name="Standard"/>
      <text:p text:style-name="Standard">„Meinen Verstand verliere ich auch, wenn ich in eine Grube voll mit Spinnen springen muss!!“,</text:p>
      <text:p text:style-name="Standard">kreische ich nun doch sehr <text:s/>panisch – eine richtig heftige Panikattacke bleibt aber aus - trotzdem bin mir meiner unglücklichen Situation gegenüber schmerzhaft bewusst – entweder in einer Mittelwelt gefangen sein, oder in eine Grube voller Spinnentiere hüpfen müssen..</text:p>
      <text:p text:style-name="Standard"/>
      <text:p text:style-name="Standard">Ich bin fassungslos. </text:p>
      <text:p text:style-name="Standard">Doch da ist plötzlich noch etwas in mir, das ich in meinen <text:soft-page-break/>letzten paar Jahren meines Lebens, die in großteils nur noch in Psychiatrien verbracht hatte, <text:s/>schmerzhaft vermisst hatte:</text:p>
      <text:p text:style-name="Standard"/>
      <text:p text:style-name="Standard">den <text:s/>Mut nicht einfach so aufzugeben. </text:p>
      <text:p text:style-name="Standard"/>
      <text:p text:style-name="Standard">Ich erkläre mich selbst zwar für verrückt, aber ich trete an die Falltüre heran und mein Blick fällt auf die Bücher, die gestapelt auf der schweren, eisernen, schwarzen Falltüre liegen, und erkenne das es tatsächlich meine eigenen Tagebücher sind. </text:p>
      <text:p text:style-name="Standard">Ich muss schlucken – denke mir, dass Papa sie wohl finden werden wird, in ihnen lesen wird...</text:p>
      <text:p text:style-name="Standard"/>
      <text:p text:style-name="Standard"><text:span text:style-name="T2">Ich habe solch eine Angst – ja, Angst war auch in den letzten Jahren meines Lebens mein ständiger Begleiter geworden</text:span>. </text:p>
      <text:p text:style-name="Standard"/>
      <text:p text:style-name="Standard">Ich erinnere mich beim Anblick meines letzten Tagebuchs, das ganz oben auf dem Stapel liegt, dass ich in dieses etwa folgendes geschrieben habe: </text:p>
      <text:p text:style-name="Standard"/>
      <text:p text:style-name="Standard">„Liebes Tagebuch, </text:p>
      <text:p text:style-name="Standard">heute morgen saß schon wieder so eine dicke, riesig, schwarze Spinne auf meinem Balkon. </text:p>
      <text:p text:style-name="Standard">Ich hasse diese Tiere so sehr, wie eine Ausgeburt der Hölle schauen die aus! </text:p>
      <text:p text:style-name="Standard">Das personifizierte Böse! </text:p>
      <text:p text:style-name="Standard">Eklig sind diese Tiere! </text:p>
      <text:p text:style-name="Standard">Töten will ich sie aber nicht. </text:p>
      <text:p text:style-name="Standard">Ich bitte Papa dann immer, dass er sie in den Garten oder Keller bringt. </text:p>
      <text:p text:style-name="Standard">Der Garten ist mir lieber, im Keller will ich sie eigentlich auch nicht haben..</text:p>
      <text:p text:style-name="Standard">Papa erschreckt mich dann immer und tut so als ob er die Spinne nach mir werfen will. </text:p>
      <text:p text:style-name="Standard">Ich bekomme jedes Mal so einen riesigen Schreck!! </text:p>
      <text:p text:style-name="Standard"><text:soft-page-break/>Ich hoffe das macht er nie wieder...“</text:p>
      <text:p text:style-name="Standard"/>
      <text:p text:style-name="Standard">Ich bin zurückgeworfen in die Erinnerung meines nun vergangenen Lebens. </text:p>
      <text:p text:style-name="Standard">Ja, die Spinne stand schon seit Kindertagen in meiner Welt für die Personifizierung des Bösen. </text:p>
      <text:p text:style-name="Standard">Und nun soll ich also höchstwahrscheinlich in ein Verlies voller Spinnen springen.</text:p>
      <text:p text:style-name="Standard"/>
      <text:p text:style-name="P18">Konfrontation mit der Urangst..</text:p>
      <text:p text:style-name="P18">Der erste Pfad der Kassiopeia eben..</text:p>
      <text:p text:style-name="P18"/>
      <text:p text:style-name="Standard">Ich atme tief durch, will die Falltüre öffnen – höre </text:p>
      <text:p text:style-name="Standard">Kassiopeias zwischelndes Züngeln mit ihrer gestapeltenen Schlangenzunge im Hintergrund und bin mir auf einmal gar nicht mehr so sicher, ob es ratsam ist blindlings den Tipps einer nahezu Unbekannten zu folgen, aber im nächsten Moment spüre ich wieder die Präsenz von ihrer liebevollen Energie und ich schmeiße meine Zweifel über Bord. </text:p>
      <text:p text:style-name="Standard"/>
      <text:p text:style-name="Standard">Ich bemerke nun aber, das die Türe mit einem <text:s/>Art Schloss verriegelt ist. </text:p>
      <text:p text:style-name="Standard">Es hat skurrilerweise die Form einer Hand. </text:p>
      <text:p text:style-name="Standard">Aber der Daumen fehlt. </text:p>
      <text:p text:style-name="Standard">Mir wird schmerzvoll bewusst, dass der Gegenabdruck meiner rechten Hand ist. </text:p>
      <text:p text:style-name="Standard"/>
      <text:p text:style-name="Standard">Mir hat als ich klein war, vielleicht 4 Jahre, hat eine Kreissäge, mit der mein Opa gearbeitet hat, meinen rechten Daumen abgeschnitten. </text:p>
      <text:p text:style-name="Standard">Ich wollte damit einfach nur spielen. </text:p>
      <text:p text:style-name="Standard">Ein fataler Fehler.</text:p>
      <text:p text:style-name="Standard">Beim Anblick meiner in bronzenes Eisen gegossenen Hand, die auch nur vier Finger besitzt, kommen mir die Tränen.</text:p>
      <text:p text:style-name="Standard"><text:soft-page-break/></text:p>
      <text:p text:style-name="P18">Instinktiv greife ich zu dem Gegenstück meiner rechten Hand und umschließe sie tröstend. </text:p>
      <text:p text:style-name="Standard"/>
      <text:p text:style-name="Standard">In dem Moment unserer Berührung öffnet sich die Falltüre. </text:p>
      <text:p text:style-name="Standard"/>
      <text:p text:style-name="Standard">Ich blicke nach unten – und sehe gähnende Schwärze und höre aber ein leises Rascheln und Kriechen. </text:p>
      <text:p text:style-name="Standard">Ich meine zu ahnen, was das ist. </text:p>
      <text:p text:style-name="Standard">Ich schlucke. </text:p>
      <text:p text:style-name="Standard">Doch ich bin fest entschlossen!</text:p>
      <text:p text:style-name="Standard">Ich werfe über die Schulter einen letzten Blick auf </text:p>
      <text:p text:style-name="Standard">Kassiopeia, die wie hypnotisiert die Szene beobachtet. </text:p>
      <text:p text:style-name="Standard">Und dann springe ich. </text:p>
      <text:p text:style-name="Standard">Erwarte sie zu spüren, über mir, auf mir, neben mir – erwarte in ihnen zu baden – meine verhassten Spinnen. </text:p>
      <text:p text:style-name="Standard"/>
      <text:p text:style-name="Standard">Doch: ich lande weich, wider Erwarten.</text:p>
      <text:p text:style-name="Standard"/>
      <text:p text:style-name="Standard">Ich habe natürlich <text:s/>sofort Angst auf einer gigantischen Spinne gelandet zu sein, aber ich bin in einem lilafarbenen, noblen Sessel gelandet, der goldfarbene Beine hat. </text:p>
      <text:p text:style-name="Standard"/>
      <text:p text:style-name="Standard">Vor mir steht ein Tischlein, prunkvoll verziert und von goldener Farbe. </text:p>
      <text:p text:style-name="Standard">Ich befinde mich in einem dunklen Verlies, ich sehe Wassertropfen an den Wänden glitzern, die von einem schwarzen, glänzenden Marmor sind. </text:p>
      <text:p text:style-name="Standard">Auf dem Tischlein steht ein Glas Rotwein und eine schwarze Kerze steht <text:s/>daneben.</text:p>
      <text:p text:style-name="Standard"/>
      <text:p text:style-name="Standard">Die rußende Kerze ist exakt bis zur Hälfte heruntergebrannt. </text:p>
      <text:p text:style-name="Standard"/>
      <text:p text:style-name="Standard">Da höre ich hinter mir wie aus dem Nichts eine Stimme. </text:p>
      <text:p text:style-name="Standard"><text:soft-page-break/>„Da bist du nun also.“</text:p>
      <text:p text:style-name="Standard"/>
      <text:p text:style-name="Standard">Ich blicke mich um und da steht eine Gestalt vor der schwarzen Marmorwand. </text:p>
      <text:p text:style-name="Standard"/>
      <text:p text:style-name="Standard">Sie hebt sich nur kaum merklich vom dunklen Stein ab. <text:s/></text:p>
      <text:p text:style-name="Standard">Ich habe sofort schreckliche Angst, betrachte die Gestalt.</text:p>
      <text:p text:style-name="Standard">Sie trägt einen goldenen Umhang, ihr Gesicht ist das eines fahlen, weiß-matt schimmernden Totenschädels. </text:p>
      <text:p text:style-name="Standard">Sie hat schwarze Augen, die aus <text:s/>ihrem knöchernen, weißen Gesicht hervorstechen. </text:p>
      <text:p text:style-name="Standard">Auf ihrem Kopf trägt sie eine silberne Krone, die schlicht mit einigen kleinen, roten Juwelen verziert ist. </text:p>
      <text:p text:style-name="Standard">Die Gestalt sieht mich an und spricht mich erneut an:</text:p>
      <text:p text:style-name="Standard">„Ich habe dich erwartet. Lange Zeit erwartet.</text:p>
      <text:p text:style-name="Standard">Du dachtest du würdest in eine Grube mit vielen Spinnen fallen, oder?“</text:p>
      <text:p text:style-name="Standard"/>
      <text:p text:style-name="Standard">„Ja, das dachte ich.“, flüstere ich panisch und bin mir nicht sicher, ob meine jetzige Situation besser ist – gefangen mit einem Dämon in einem Kerker, oder was auch immer diese Gestalt verkörpert?</text:p>
      <text:p text:style-name="Standard"/>
      <text:p text:style-name="Standard">Genau wie Kassiopeia kann dieses Wesen anscheinend auch <text:s/>meine Gedanken lesen, denn es spricht weiter: </text:p>
      <text:p text:style-name="Standard"/>
      <text:p text:style-name="Standard">„Ich bin kein Dämon, ich bin größer, ich bin die Macht des „Yin“ auf eurer Welt. </text:p>
      <text:p text:style-name="Standard"/>
      <text:p text:style-name="Standard"><text:span text:style-name="T2">Wenn du bei dem Buddhistischen bleiben willst.</text:span>“</text:p>
      <text:p text:style-name="Standard"/>
      <text:p text:style-name="Standard">Ich hatte in der 8. Klasse am Gymnasium in Religion ein wenig etwas über Buddhismus im Unterricht gelernt, also kann ich schlussfolgern: </text:p>
      <text:p text:style-name="P18"><text:soft-page-break/></text:p>
      <text:p text:style-name="P18">„Du bist das „Yin“, also das „Dunkle“, der „Teufel“?“</text:p>
      <text:p text:style-name="P18"/>
      <text:p text:style-name="P24">„Wenn du so sagen willst..“</text:p>
      <text:p text:style-name="P18"/>
      <text:p text:style-name="Standard">Ich will schlucken, doch mein Hals ist zu trocknen. </text:p>
      <text:p text:style-name="Standard">Ich höre den rasselnden Atem des Wesen – des Teufels. </text:p>
      <text:p text:style-name="Standard">Ich wage mich kaum zu bewegen, starre den Teufel an. </text:p>
      <text:p text:style-name="Standard"/>
      <text:p text:style-name="Standard">Dieser entgegnet meinen Blick, ich blicke in schwarze, leere Augen, in denen aber plötzlich jäh ein gelbes Licht schelmisch aufblitzt. </text:p>
      <text:p text:style-name="Standard"/>
      <text:p text:style-name="Standard">Dann seufzt der Teufel tief und tritt an das goldene Tischlein und genehmigt sich wie selbstverständlich einen sehr großen Schluck Rotwein – kippt ihn einfach hastig „auf Ex“ hinunter. <text:s/></text:p>
      <text:p text:style-name="Standard"/>
      <text:p text:style-name="Standard">Rotwein hat mein Papa auch immer getrunken, erinnere ich mich bei diesem Anblick. </text:p>
      <text:p text:style-name="Standard"/>
      <text:p text:style-name="Standard">Der Teufel blickt mich kurz danach wieder an, fokussiert mich mit seinen dunklen Augen und setzt dann wieder zu sprechen an:</text:p>
      <text:p text:style-name="Standard"/>
      <text:p text:style-name="Standard">„Mein Kind, glaube mir ich werde dir nichts tun. </text:p>
      <text:p text:style-name="Standard">Du bist gerade tief in den Tiefen deines Unterbewusstsein auf mich in deinem „persönlichen Verlies“ eben deines traumatisierten Unterbewussten gestoßen, weil ich dir etwas zu sagen habe:</text:p>
      <text:p text:style-name="Standard"/>
      <text:p text:style-name="P18">Ja, du auch du hast deine Seele an mich - <text:s/>den Teufel – verkauft, wenn du bei der Lehre viele eurer Menschen, also jener, der katholischen Kirche bleiben willst..“</text:p>
      <text:p text:style-name="Standard"/>
      <text:p text:style-name="Standard"><text:soft-page-break/>Ich erschrecke mich heftig und piepse hilflos mit zittriger Stimme: </text:p>
      <text:p text:style-name="Standard"/>
      <text:p text:style-name="Standard"/>
      <text:p text:style-name="Standard">„Was ich habe meinen Seele an den Teufel verkauft?</text:p>
      <text:p text:style-name="Standard">Ich wollte doch nie etwas schlechtes!“</text:p>
      <text:p text:style-name="Standard"/>
      <text:p text:style-name="Standard">„Aber auch du hast Hass gespürt...</text:p>
      <text:p text:style-name="Standard"/>
      <text:p text:style-name="Standard">Weißt du warum das Spinnentier deine größte Angst ist?</text:p>
      <text:p text:style-name="Standard">Weil du es mit dem Bösen verbindest.</text:p>
      <text:p text:style-name="Standard">Vor dem du eine unglaubliche Angst hast. </text:p>
      <text:p text:style-name="Standard">Aber auch du trägst es in dir Sara. </text:p>
      <text:p text:style-name="Standard">Das Böse.</text:p>
      <text:p text:style-name="Standard">Es ist bei deinem Fall aber irgendwie fast niedlich: </text:p>
      <text:p text:style-name="Standard"/>
      <text:p text:style-name="Standard">du warst in deiner Inkarnation als „Sara“ zu niemand großartig „ein Arschloch“, </text:p>
      <text:p text:style-name="Standard">wenn ich es mal so ausdrücken darf, <text:s/></text:p>
      <text:p text:style-name="Standard">außer zu dir selbst.</text:p>
      <text:p text:style-name="Standard">Du hast dich oft schlecht behandelt, hast den Respekt vor dir und deinem Leben verloren. </text:p>
      <text:p text:style-name="Standard">Hast dich schließlich umgebracht, mein Kind. </text:p>
      <text:p text:style-name="Standard">Ja dein Selbsthass hat dir das Leben gekostet, mein Kind..</text:p>
      <text:p text:style-name="Standard"/>
      <text:p text:style-name="Standard">Und hätte dir einen Platz in der christlichen Hölle reserviert, als Selbstmörderin..“</text:p>
      <text:p text:style-name="P18"/>
      <text:p text:style-name="P18">„Ich komme in die Hölle??!!!“, schreie ich schrill. </text:p>
      <text:p text:style-name="P18"/>
      <text:p text:style-name="P18">„Nein, der Hölle des <text:s/>Christentums ist eigentlich quatsch, außer für jene bedauernswerten Seelen, die an solchen Unfug glauben wollen.</text:p>
      <text:p text:style-name="P18">Ich hoffe das tust du nicht..“</text:p>
      <text:p text:style-name="P18"><text:soft-page-break/></text:p>
      <text:p text:style-name="Standard">Der Teufel blickt mich kurz prüfend an, kratzt sich am knöchernen Kinn mit seinen überdimensional langen Fingergliedern, schüttelt bestätigend den Kopf und fährt dann fort:</text:p>
      <text:p text:style-name="Standard"/>
      <text:p text:style-name="Standard">„Auch für Selbstmörder gibt es natürlich das Ticket zum Jenseits. </text:p>
      <text:p text:style-name="Standard">Etwas das man auch als „paradisischer Garten Gottes“, </text:p>
      <text:p text:style-name="Standard">als „Himmel“ bezeichnen kann. </text:p>
      <text:p text:style-name="Standard">Dafür gibt es eben ja die „Pfade der guten alten Kassiopeia“..</text:p>
      <text:p text:style-name="Standard"/>
      <text:p text:style-name="Standard">Kurzum wir versuchen schon so viele Seelen wie möglich in den Himmel zu bringen, nach ihrem Tod. </text:p>
      <text:p text:style-name="Standard">Nur wirst du dir vielleicht vorstellen können, das so eine Seele wie beispielsweise von „Hitler“ ein eher etwas hoffnungsloser Fall auf den <text:s/>Pfaden Kassiopeias war. </text:p>
      <text:p text:style-name="Standard"/>
      <text:p text:style-name="Standard">Er war ja auch Selbstmörder, der Adolf. </text:p>
      <text:p text:style-name="Standard">Ist schon am ersten Pfad gescheitert, kommt seiner neuen Bestimmung aber prima nach..</text:p>
      <text:p text:style-name="Standard"/>
      <text:p text:style-name="Standard">Aber das erzähle ich dir ein anderes Mal..</text:p>
      <text:p text:style-name="Standard"/>
      <text:p text:style-name="Standard">Ich will dir noch eines sagen: dich hat das Böse ja <text:s/>in der Welt der Menschen wahrlich das Fürchten gelehrt!</text:p>
      <text:p text:style-name="Standard">Eben weil es dir eigentlich so fremd ist, mein Kind. </text:p>
      <text:p text:style-name="Standard"/>
      <text:p text:style-name="Standard">Du bist im Herzen so gut mein Kind, du bist so rein, </text:p>
      <text:p text:style-name="Standard">aber du hast als „Sara“ schon sehr bald vergessen, wer du wirklich bist.</text:p>
      <text:p text:style-name="Standard"><text:s/></text:p>
      <text:p text:style-name="Standard">Aber dann hast du schließlich <text:s/>auch instinktiv etwas gespürt, nämlich dass auch begonnen hast <text:s text:c="2"/>die „Spinne“ in dir zu <text:soft-page-break/>tragen...</text:p>
      <text:p text:style-name="Standard"/>
      <text:p text:style-name="Standard">das „Böse“. </text:p>
      <text:p text:style-name="Standard"/>
      <text:p text:style-name="Standard">Es ist eben dein Selbsthass.</text:p>
      <text:p text:style-name="Standard"/>
      <text:p text:style-name="Standard">Und du hast es noch auf die Spitze getrieben!</text:p>
      <text:p text:style-name="Standard"/>
      <text:p text:style-name="Standard">Du hast „das Böse in dir“ mit deinem Suizid als schicksalträchtige Waffe gegen dich selbst benutzt und dir <text:s/>das größtmögliche Verbrechen angetan, was du tun hättest können – <text:s/>doch du warst <text:s/>schon lange Zeit davor immer wieder <text:s/>böse zu dir selbst. </text:p>
      <text:p text:style-name="Standard"/>
      <text:p text:style-name="P18">Der viele Alkohol..</text:p>
      <text:p text:style-name="Standard"/>
      <text:p text:style-name="Standard">Sara, ja du trägst es auch in dir „Das Böse“: </text:p>
      <text:p text:style-name="Standard">deinen Selbsthass.“</text:p>
      <text:p text:style-name="Standard"/>
      <text:p text:style-name="Standard">Ich muss wiedereinmal hysterisch schreien und kreischen. </text:p>
      <text:p text:style-name="Standard"/>
      <text:p text:style-name="Standard">Ich fühle es nun richtig, das Böse in mir.</text:p>
      <text:p text:style-name="Standard">Mein Selbsthass – ich trage böses in mir, das wird mir nun klar.</text:p>
      <text:p text:style-name="Standard"><text:s/></text:p>
      <text:p text:style-name="Standard">„Ich bin wie die Spinne, ich bin böse <text:s/>- ich bin die Spinne!!!“</text:p>
      <text:p text:style-name="Standard"/>
      <text:p text:style-name="Standard">Da fühle ich mich plötzlich auch richtig wie eine Spinne. </text:p>
      <text:p text:style-name="Standard">Plötzlich habe ich sogar das Bewusstsein einer Spinne, fühle mit jedem Zentimeter meines Körpers, wie ich als Spinne – was könnte es auch sonst sein - existiere! </text:p>
      <text:p text:style-name="Standard">Ich sehe an mir herab, und meine Augen weiten sich Schreck erfüllt!</text:p>
      <text:p text:style-name="Standard"/>
      <text:p text:style-name="Standard">Auch mein Körper hat sich zu dem einer Spinne verwandelt!</text:p>
      <text:p text:style-name="Standard"><text:soft-page-break/></text:p>
      <text:p text:style-name="Standard">Ich sehe es, meine größte Angst ist Realität geworden!</text:p>
      <text:p text:style-name="Standard">Ich öffne den Mund, werfe meinen schwarzen Spinnenkopf in den Nacken und - fange hysterisch zu lachen an.</text:p>
      <text:p text:style-name="Standard"/>
      <text:p text:style-name="Standard">Da verliere ich meinen Verstand – und das ist das beste was mir je hätte passieren können in dieser Situation.</text:p>
      <text:p text:style-name="Standard"/>
      <text:p text:style-name="Standard">Ich blicke meinen großen, schwarzen, haarigen Spinnenkörper an und realisiere nur noch halbwegs meine Situation.</text:p>
      <text:p text:style-name="Standard"/>
      <text:p text:style-name="Standard">Dann schmeiße ich mich auf meinen Spinnenpopo und rolle mich im „schwarzen Verlies meines Unterbewussten“ wild und völlig „außer Rand und Band“ <text:s/>herum. </text:p>
      <text:p text:style-name="Standard"/>
      <text:p text:style-name="Standard">Meine acht Beine schauen nach oben und kreiseln und zappeln wirr. </text:p>
      <text:p text:style-name="Standard"/>
      <text:p text:style-name="Standard">Plötzlich sind da an meinen Beinen Rollschuhe. </text:p>
      <text:p text:style-name="Standard"/>
      <text:p text:style-name="Standard">An jedem der acht Beine ist ein Rullschuhschuh.</text:p>
      <text:p text:style-name="Standard"/>
      <text:p text:style-name="Standard">Ich versuche mich wieder aufzurichten, aber vergebens. </text:p>
      <text:p text:style-name="Standard">Ich rutsche wegen der Rollschuhe aus.</text:p>
      <text:p text:style-name="Standard">Wieder zapple ich wirr, meine schwarzen Spinnenbeinchen zucken. </text:p>
      <text:p text:style-name="Standard"/>
      <text:p text:style-name="Standard">Ich falle auf das Spinnenschnäutzchen, meine riesig großen Greifzähne klappern aufgeregt in meinem S<text:span text:style-name="T8">pinnengesicht.</text:span></text:p>
      <text:p text:style-name="P22"><text:s/></text:p>
      <text:p text:style-name="P22">Ich muss plötzlich irre lachen und habe plötzlich schon fast auch Mitleid mit dem Spinnenvolk, so viele Beinchen können schon lästig sein, denke ich mir, stehe völlig neben mir, fühle mich als hätte mir jemand ein Brett mit voller Wucht über den <text:soft-page-break/>Kopf gezogen.. </text:p>
      <text:p text:style-name="P22"/>
      <text:p text:style-name="P3">Da geschieht etwas.</text:p>
      <text:p text:style-name="P3">Ich begreife etwas...</text:p>
      <text:p text:style-name="P3"/>
      <text:p text:style-name="P3">„Ich bin jetzt also selbst eine Spinne!</text:p>
      <text:p text:style-name="P3"/>
      <text:p text:style-name="P3">Ich bin auch böse gewesen, bin dadurch jetzt zur sogar zur verhassten Spinne geworden – meiner Verkörperung des Bösen ..“</text:p>
      <text:p text:style-name="P3"/>
      <text:p text:style-name="P3">Meine Gedanken kreisen weiter..</text:p>
      <text:p text:style-name="P4"/>
      <text:p text:style-name="P4">„Aber würde ich mich jetzt selbst als böse bezeichnen, </text:p>
      <text:p text:style-name="P4">nur weil ich oberflächlich „Böses“ getan habe?</text:p>
      <text:p text:style-name="P4">Mich umgebracht...</text:p>
      <text:p text:style-name="P4"/>
      <text:p text:style-name="P7">Auf grausamste Art und Weise. </text:p>
      <text:p text:style-name="P4"/>
      <text:p text:style-name="P4">Ja, ich war böse - böse zu mir. </text:p>
      <text:p text:style-name="P4">Aber ist meine Seele deswegen „böse“?</text:p>
      <text:p text:style-name="P4">Nein, ich glaube nicht!</text:p>
      <text:p text:style-name="P4">Ich tat es aus Leid, niemals aus wahrer Boshaftigkeit.</text:p>
      <text:p text:style-name="P4">Und ist es nicht so mit allem Übel in den Weiten der Welt?</text:p>
      <text:p text:style-name="P4">Und was ist mit der Seele?</text:p>
      <text:p text:style-name="P4">Ist sie nicht bei allem was existiert etwas Heiliges?</text:p>
      <text:p text:style-name="P4">Etwas das in jedem und allem steckt?</text:p>
      <text:p text:style-name="P4">Und wird sie nicht der kalten Welt schutzlos ausgeliefert dargeboten und zerbrechen nicht unschuldige Kinderaugen an den Schmerzen der Welt?“</text:p>
      <text:p text:style-name="P4">…</text:p>
      <text:p text:style-name="P4"/>
      <text:p text:style-name="P4">Könnte das Helle ohne das Dunkle jemals existieren?</text:p>
      <text:p text:style-name="P4"/>
      <text:p text:style-name="P4"><text:soft-page-break/></text:p>
      <text:p text:style-name="P4"/>
      <text:p text:style-name="P4">Wie ich in der Schule im Religionsunterricht hörte:</text:p>
      <text:p text:style-name="P4"/>
      <text:p text:style-name="P4">Alles beruht auf dem „Yin“ und dem „Yang“. </text:p>
      <text:p text:style-name="P4">Die unheimliche Magie des Gegensätzlichen.</text:p>
      <text:p text:style-name="P4">Weil das eine nicht ohne das andere existieren kann...“</text:p>
      <text:p text:style-name="P4"/>
      <text:p text:style-name="P4">Die Illusionen meiner Gedanken rasen weiter in meinem Kopf:</text:p>
      <text:p text:style-name="P4"/>
      <text:p text:style-name="P4">„Wie konnte ich nur denken, die Spinne sei etwas Böses?</text:p>
      <text:p text:style-name="P4">Als <text:s/>ich zu ihr wurde – der Spinne – hat sich mir eines offenbart:</text:p>
      <text:p text:style-name="P4">Nun begreife <text:s/>ich, dass diese Illusion, „das Böse“, <text:s/>gar nicht existiert!</text:p>
      <text:p text:style-name="P4"/>
      <text:p text:style-name="P4">Doch wie konnte ich etwas fühlen, was gar nicht existiert?!“</text:p>
      <text:p text:style-name="P4"/>
      <text:p text:style-name="P4">Der Teufel blickt mich gebannt an, ließt wahrscheinlich jeden meiner Gedanken. </text:p>
      <text:p text:style-name="P4">Um seinen trocknen Lippen kräuselt sich ein leichtes, zufriedenes Lächeln. </text:p>
      <text:p text:style-name="P4"/>
      <text:p text:style-name="P4">Ich sinne weiter:</text:p>
      <text:p text:style-name="P4"/>
      <text:p text:style-name="P4">„Ein „böses Wesen“, spielt nur eine Rolle, im Universum, alles ist Liebe, alles ist Licht. </text:p>
      <text:p text:style-name="P4">Das Böse der Partner des Guten. </text:p>
      <text:p text:style-name="P4">Weil es immer einen Gegensatz geben muss in unserem Universum..</text:p>
      <text:p text:style-name="P4"/>
      <text:p text:style-name="P4">Wir sind ein <text:s/>„gegensätzliches Universum“..</text:p>
      <text:p text:style-name="P4"/>
      <text:p text:style-name="P4">„Yin“ und „Yang“ sind vereint, stoßen sich ab, ziehen sich an. </text:p>
      <text:p text:style-name="P4"><text:soft-page-break/>Der Kreislauf von „Geburt“ und „Tod“. „Diesseits“ und „Jenseits“..“...“</text:p>
      <text:p text:style-name="P4">…</text:p>
      <text:p text:style-name="P4"/>
      <text:p text:style-name="P4">Gedanken kreisen in meinem Kopf und verdichten sich zu noch <text:s/>mehr Erkenntnissen.. </text:p>
      <text:p text:style-name="P4">Es scheint ins Unendliche gehen zu wollen..</text:p>
      <text:p text:style-name="P4"/>
      <text:p text:style-name="P4">„Die Spinnengestalt <text:s/>ist doch nur ein Kostüm, dass ich eben gerade <text:s/>trage. </text:p>
      <text:p text:style-name="P4">Es war wohl nur eine Assoziation. </text:p>
      <text:p text:style-name="P4">Etwas das ich mir eingebildet habe..</text:p>
      <text:p text:style-name="P4">Vor kurzer Zeit habe ich noch bei dem Anblick einer kleinen Spinne geschrien, jetzt bin ich also selbst jenes Wesen.</text:p>
      <text:p text:style-name="P4">Und langsam finde ich es sogar auf absurd scheinende Art und Weise ganz angenehm. Oder etwa nicht?“</text:p>
      <text:p text:style-name="P3"/>
      <text:p text:style-name="P3">Das ist der Punkt an dem ich wieder meinen Verstand verliere, vorbei ist es da schon wieder mit der großen Erleuchtung...</text:p>
      <text:p text:style-name="P4"/>
      <text:p text:style-name="P7">„Doch ich wollte doch das alles nicht! Niemals würde ich etwas böses wollen!!!!!!!!“</text:p>
      <text:p text:style-name="P3"/>
      <text:p text:style-name="P3">Ich kreische laut. </text:p>
      <text:p text:style-name="P3"/>
      <text:p text:style-name="P7">„ICHH WOOOLLLTTEEE NIIIIIEEEEE ETWAS BÖSEEES TUUUUUUUUUN!“</text:p>
      <text:p text:style-name="P1"/>
      <text:p text:style-name="P1">Nur langsam beruhige ich mich.</text:p>
      <text:p text:style-name="P1"/>
      <text:p text:style-name="P1">Der Teufel blickt mich mitfühlend an. </text:p>
      <text:p text:style-name="P1"/>
      <text:p text:style-name="P1">„Das weiß ich Sara, das weiß ich doch!</text:p>
      <text:p text:style-name="P1">Aber genauso wenig will irgendetwas anderes im Universum in <text:soft-page-break/>seiner tiefsten Wahrheit...“ </text:p>
      <text:p text:style-name="P1"/>
      <text:p text:style-name="P1">„...etwas böse!“, vervollständige ich nach meinem kleinen Aussetzer nun schon wieder einigermaßen gelöst intuitiv den Satz und werde nun endgültig aus den tiefsten Schluchten meines Schmerzes in einen derart intensiven Erleuchtungszustand katapultiert, dass mir fast schwindlig wird! </text:p>
      <text:p text:style-name="P1"/>
      <text:p text:style-name="P1">Da fühle ich <text:s/>mich plötzlich von einer kühlen Energie umgeben und die Erleuchtung ist nun so stark, dass ich vor Energie förmlich eisern zu glühen scheine! </text:p>
      <text:p text:style-name="P1">M<text:span text:style-name="T9">it halb geschlossenen Augen flüstere ich dem Teufel zu:</text:span></text:p>
      <text:p text:style-name="P5"/>
      <text:p text:style-name="P5">„Liebe. Das ist es woraus das Universum besteht..“</text:p>
      <text:p text:style-name="P5"/>
      <text:p text:style-name="P1">Lucifer lächelt mich an und spricht:</text:p>
      <text:p text:style-name="P1"/>
      <text:p text:style-name="P6">„Blickst du zum Kern der Menschen, blickst du in ihre Seelen dann siehst du zwei Arten von Liebe: reine Liebe und traumatisierte Liebe! Doch und das ist das Entscheidende, es sind <text:s/>beides Arten der Liebe.“</text:p>
      <text:p text:style-name="P6"/>
      <text:p text:style-name="P1">Ich höre ihm gebannt zu, dann fällt mein Blick an mir herab:</text:p>
      <text:p text:style-name="P1"/>
      <text:p text:style-name="P1">Wie durch Zauberhand, habe ich wieder meinen menschlichen Körper.</text:p>
      <text:p text:style-name="P1">Nur mit einem Unterschied.</text:p>
      <text:p text:style-name="P1">Er scheint jetzt aus schattigem Eis zu bestehen.</text:p>
      <text:p text:style-name="P1"/>
      <text:p text:style-name="P1">Der Teufel blickt mich an und spricht: </text:p>
      <text:p text:style-name="P1">„Das Ritual deiner größten Angst entgegenzutreten hat dir dein wahres Element beschert. </text:p>
      <text:p text:style-name="P1">Das des dunklen Eises.</text:p>
      <text:p text:style-name="P1"><text:soft-page-break/>Wenn du auf <text:s/>Kassiopeias Pfaden vollständig gewandelt sein wirst, wirst du deine wahre Gestalt fast vollends erhalten haben.</text:p>
      <text:p text:style-name="P1">Diese unterscheidet sich natürlich sehr von deiner Menschengestalt als Menschenfraumädchen „Sara“.</text:p>
      <text:p text:style-name="P1">Zu ihr wirst du aber jederzeit wechseln können. </text:p>
      <text:p text:style-name="P1"/>
      <text:p text:style-name="P8">Denn du bist ein „Anderswesenkind“ Sara. </text:p>
      <text:p text:style-name="P7"/>
      <text:p text:style-name="P3"><text:span text:style-name="T2">Du hast auch einen wahren Namen.</text:span> </text:p>
      <text:p text:style-name="P3"/>
      <text:p text:style-name="P3">Du wirst ihn bei deiner Geburt ins Jenseits erfahren. </text:p>
      <text:p text:style-name="P3">Dort wird dich auch deine Mutter erwarten!“</text:p>
      <text:p text:style-name="P3"/>
      <text:p text:style-name="P1">Dies sind zu viele Informationen für mich!</text:p>
      <text:p text:style-name="P1"/>
      <text:p text:style-name="Standard"><text:span text:style-name="T6">In meinem Kopf kreisen Fragen über Fragen, doch ich bin gerade noch von der Erkenntnis, das das „Böse“ eine Illusion ist, so über</text:span>wältigt, dass ich meine Gedanken nicht schnell genug sortieren kann, um zu antworten. </text:p>
      <text:p text:style-name="Standard"/>
      <text:p text:style-name="Standard">Lucifer sieht mich noch einmal kurz mit einem milden, <text:s/>Lächeln an, </text:p>
      <text:p text:style-name="Standard">nimmt sich noch beiläufig einen Schluck Rotwein, aus seinem Glas, das sich anscheinend von selbst wieder befüllt hatte und lächelt mich gütig an: </text:p>
      <text:p text:style-name="Standard">„Sara, vergiss nie auf deinen Wegen, das Böse ist schlichtweg eine irdische Illusion. </text:p>
      <text:p text:style-name="Standard">Ich bin auch nur treuer Diener von „dem da ganz oben“. </text:p>
      <text:p text:style-name="Standard">Und die, die dich gequält haben mögen in deinem leider nun nur so kurzen Menschenleben, die haben auch nur in ihrer Aufgabe in den kosmischen Weiten der Welten gedient..</text:p>
      <text:p text:style-name="Standard">Gibt es das Dunkle nicht, kann das Helle nicht existieren..</text:p>
      <text:p text:style-name="Standard">Deine Peiniger haben auch nur eine Rolle gespielt.</text:p>
      <text:p text:style-name="Standard"><text:soft-page-break/>Meine Rolle war gerade die deines buddhistischen Teufels zu spielen. </text:p>
      <text:p text:style-name="Standard"/>
      <text:p text:style-name="Standard">Ich habe mich für den nächsten Urknall für die Existenz einer Biene beworben, im nächsten Zyklus will ich in Ruhe von Blümlein zu Blümlein fliegen und Honig sammeln. </text:p>
      <text:p text:style-name="Standard">Ich mag Honig. Honig, Blütenstaub und Polllen....“, </text:p>
      <text:p text:style-name="Standard">prustet der Teufel, klappert mit seinem Schädelknochen, </text:p>
      <text:p text:style-name="Standard">aber ich wundere mich langsam sowieso über nichts mehr..</text:p>
      <text:p text:style-name="Standard"/>
      <text:p text:style-name="P1">Dann deutet Lucifer mit <text:s/>seiner Hand auf mich, die in einem blutroten samtenen Handschuh steckt und</text:p>
      <text:p text:style-name="P1">schreitet nicht, sondern schwebt eher zu mir, </text:p>
      <text:p text:style-name="P1">tippt mit dem langen Finger sacht auf meine Stirn und flüstert: </text:p>
      <text:p text:style-name="P1"/>
      <text:p text:style-name="P1">„Möge die Dunkelheit in dir in Licht gewandelt werden. </text:p>
      <text:p text:style-name="P1">Möge die Dunkelheit um dich, dich immer erkennen lassen, das sie notwendig ist. </text:p>
      <text:p text:style-name="P1">Mögest du aus dem Dunkeln ins Licht gehen. </text:p>
      <text:p text:style-name="P1">Meinen Segen hast du.“</text:p>
      <text:p text:style-name="P1"/>
      <text:p text:style-name="P1">Dann wird mir schummrig, ich verliere das Bewusstsein und komme dann gefühlte 1000 Unendlichkeiten, </text:p>
      <text:p text:style-name="P1">die ich durch irgendwie „funkelnde“ „Farbkleckse“ und „glitzernde“ <text:s/>„Energiewirbel“ gerissen wurde, <text:s/>in einem vertraut wirkenden <text:s/>Bett wieder zu mir. </text:p>
      <text:p text:style-name="P1"/>
      <text:p text:style-name="P1">Meine erste Intuition wird bestätigt: </text:p>
      <text:p text:style-name="P1"/>
      <text:p text:style-name="P1">Ja, es ist tatsächlich mein Bett. </text:p>
      <text:p text:style-name="P1">Nein, ich meine nicht das Bett aus der Klinik in der Isolierzelle, sondern es ist tatsächlich mein altes Bett aus dem Haus meines Vaters. </text:p>
      <text:p text:style-name="P1">Doch das Bett befindet sich nun nicht mehr in meinem <text:soft-page-break/>Zimmer. <text:s/></text:p>
      <text:p text:style-name="P1">Das Bett schwebt in einer Blumenwiese. </text:p>
      <text:p text:style-name="P1">Doch die einzigen Blumen, die ich sehe sind von Lavendelblüten.</text:p>
      <text:p text:style-name="P1">Sie duften sehr intensiv und funkeln lilablau, eine schöner in ihrer fliederfarbenen Farbe, als die andere.</text:p>
      <text:p text:style-name="P1">Ich bin in einem Lavendelmeer, in meinem alten Bettlacken gehüllt, in die die Bettwäsche, die ich immer am meisten geliebt habe. </text:p>
      <text:p text:style-name="P1"/>
      <text:p text:style-name="Standard"><text:span text:style-name="T6">Auf ihr sind die <text:s/>Figuren aus dem Disneyfilm „</text:span><text:span text:style-name="T5">Aladdin“</text:span><text:span text:style-name="T11"> </text:span><text:span text:style-name="T6">abgebildet und mein Vater hat mir mal erzählt, dass sie einst meiner Mutter gehörte, als diese ein kleines Kind war. </text:span></text:p>
      <text:p text:style-name="P1"/>
      <text:p text:style-name="P1">Ich habe aber ein kleines Preisschild am Kopfkissen gefunden und es war in der Währung Euro.</text:p>
      <text:p text:style-name="P1">Meine Mutter muss aber nach meinen Kenntnissen mit DM aufgewachsen sein, und so durchschaute ich den Plan meines Vaters.</text:p>
      <text:p text:style-name="P1"/>
      <text:p text:style-name="P1">Heute kann ich seine Absicht verstehen, </text:p>
      <text:p text:style-name="P1">er wusste, dass ich sehr traurig war, als ich klein war, </text:p>
      <text:p text:style-name="P1">weil wir gar keine alten Besitztümer und Gegenstände von Mama im Haus hatten. </text:p>
      <text:p text:style-name="P1">Nicht einmal im Keller, nicht einmal im Speicher. </text:p>
      <text:p text:style-name="P1">So als hätte sie nie existiert..</text:p>
      <text:p text:style-name="P1">Das hat sie für mich tatsächlich nie. </text:p>
      <text:p text:style-name="P1">Papa erzählte mir immer, dass sie bei der Geburt gestorben sei.</text:p>
      <text:p text:style-name="P1"/>
      <text:p text:style-name="P1">Als ich ein Kind war, spielte ich oft in Gedanken, ja mit der Vorstellung, dass sie mich einfach nicht leiden gekonnt hatte, habe mir ausgemalt, wie sie ihr wohl <text:s/>merkwürdig sein müssendes <text:s/>Gesicht verzieht, mein noch merkwürdigeres „Baby-Ich“ betrachtet und dann einfach spontan beschließt die <text:soft-page-break/>„Missgeburt“ <text:s/>doch einfach eine „Missgeburt“ sein zu lassen und sich irgendwo auf die Philippinen zu verpissen. </text:p>
      <text:p text:style-name="P1"/>
      <text:p text:style-name="P1">„Weil du so aussiehst wie sie, sie konnten diesen Anblick nicht ertragen..“, flüstert mir eine leise, gemeine Stimme zu – ich höre seit ich 15 bin Stimmen, Stimmen die mich <text:s/>seither immer bin ins Mark zu quälen gewusst hatten. </text:p>
      <text:p text:style-name="P1"/>
      <text:p text:style-name="P1">Aber als ich dann als ich älter wurde und zu realisieren begann, das Mama wohl wirklich einfach tot sein musste, drängte sich mir eine Erkenntnis auf: </text:p>
      <text:p text:style-name="P1"/>
      <text:p text:style-name="P1">ich würde wohl nie erfahren, wie <text:span text:style-name="T2">sie</text:span> wirklich aussieht, weil es auch keinerlei Fotos von <text:span text:style-name="T2">ihr </text:span>gab, und so wurde mit der verstreichenden Zeit und <text:s/>mit meinem Älterwerden das heimliche Gedankenspiel um den zu dem Verbleib meiner </text:p>
      <text:p text:style-name="P1">Mama, von einem neuen, jähen Gehirngespinst abgelöst: </text:p>
      <text:p text:style-name="P1"/>
      <text:p text:style-name="P8">es ist die Furcht, vor dem Gesicht meiner Mutter!</text:p>
      <text:p text:style-name="P8"/>
      <text:p text:style-name="P1">Ich finde schon mein eigenes Gesicht nicht gerade schön, bin in der Schule wegen meiner markanten Nase auch oft gemobbt worden.</text:p>
      <text:p text:style-name="P1"/>
      <text:p text:style-name="P1">Mein Papa Erias hat dagegen ein sehr schönes edles Gesicht und ich kann leider nur wenige Gesichtszüge von ihm in mir erkennen. </text:p>
      <text:p text:style-name="P1">Nur die tief dunklen, eher schwarzen wie braunen, großen, runden Augen, die habe ich ganz eindeutig von meinem Papa. </text:p>
      <text:p text:style-name="P1">In mir hatte sich in meiner Pubertät nun ein ganz bestimmter Gedanke, wie ein ätzender Tumor, festgesetzt:</text:p>
      <text:p text:style-name="P1"/>
      <text:p text:style-name="P1">„Wenn Papa so hübsch ist, und ich doch so abgrundtief hässlich, wie abartig muss dann meine Mama ausgesehen <text:soft-page-break/>haben?“</text:p>
      <text:p text:style-name="P1"/>
      <text:p text:style-name="P1">Doch auch als ich klein war, hatte ich schon einmal kurz einen so ähnlichen Gedanken:</text:p>
      <text:p text:style-name="P1"/>
      <text:p text:style-name="P1">„Hat Papa alle Fotos von Mama weggeworfen, weil sie so hässlich war?“, fragte ich mich damals, während ich mich in meine „Adalin-Bettwäsche“ kuschle. </text:p>
      <text:p text:style-name="P1"/>
      <text:p text:style-name="P1">Doch zu einem mich bedrohenden, mich verzerrenden Gedankengut wurde das Rätsel um das Gesicht meiner Mutter schließlich erst in den Zeiten meiner Pubertät.</text:p>
      <text:p text:style-name="P1"/>
      <text:p text:style-name="Standard"><text:span text:style-name="T6">Ich habe mich </text:span><text:s/>bei diesen Gedankenspielen geschämt, aber es muss wohl meine Reaktion auf den Verlust der Mutter gewesen sein – schlimmer ja: eine Mutter, die ich ja nie gekannt habe. </text:p>
      <text:p text:style-name="Text_20_body"/>
      <text:p text:style-name="P1">Zudem immer diese Halbwahrheiten und merkwürdigen Geschichten von meinem Papa, wenn ich nach <text:span text:style-name="T2">ihr </text:span>gefragt habe.</text:p>
      <text:p text:style-name="Text_20_body">Je älter ich wurde, desto sicherer war ich mir, dass meine Mutter eine höchst merkwürdige Person gewesen sein muss. </text:p>
      <text:p text:style-name="Text_20_body"/>
      <text:p text:style-name="P1">Die Frau, von der es scheint, dass sie nie existiert hat - </text:p>
      <text:p text:style-name="P1">meine Mutter also.</text:p>
      <text:p text:style-name="Text_20_body"/>
      <text:p text:style-name="Text_20_body">Und ich habe eben schließlich jene Angst entwickelt </text:p>
      <text:p text:style-name="P1">- <text:s/>„Es“ von ihr zu haben, dass „Es“ von ihr kommt!</text:p>
      <text:p text:style-name="P1"/>
      <text:p text:style-name="P1">Denn ich habe in meinem Gesicht etwas – ich bezeichne es immer als das „Es“ - <text:s/>dass mir einen wie ich finde „nicht nur rein menschlichen“ Ausdruck verleiht. </text:p>
      <text:p text:style-name="P1"><text:soft-page-break/>Auch wegen dieser „Andersartigkeit“ wurde ich in der Schule viel gemobbt. </text:p>
      <text:p text:style-name="P1"/>
      <text:p text:style-name="P1">Ich habe nie verstanden was „Es“ ist, aber „Es“ muss wohl von meiner Mutter kommen, weil mein Papa zwar ein sehr schönes, edles Gesicht hat, aber eben nicht solch eine Andersartigkeit in seinem Ausdruck. </text:p>
      <text:p text:style-name="P1"/>
      <text:p text:style-name="P1">Selbst mein Freund Jonas hat „Es“ einmal, als er sehr betrunken war, als hässlich bezeichnet..</text:p>
      <text:p text:style-name="P1"/>
      <text:p text:style-name="P8">„“Es“ ist eben etwas, als sei „es“ nicht von dieser Welt.</text:p>
      <text:p text:style-name="P8">Hör nicht auf die Jungs aus der Schule.</text:p>
      <text:p text:style-name="P8">Die haben keine Ahnung.</text:p>
      <text:p text:style-name="P8">Du bist schön.</text:p>
      <text:p text:style-name="P8">Du bist es auf deine eigene zauberhafte Art und Weise.</text:p>
      <text:p text:style-name="P8">Wäre doch langweilig, wenn alle gleich aussehen. </text:p>
      <text:p text:style-name="P1"><text:span text:style-name="T2">Lass dir nichts einreden“</text:span>, </text:p>
      <text:p text:style-name="P1"/>
      <text:p text:style-name="P1">hat Papa auf meine Frage geantwortet, als ich ihn unter Tränen gefragt hatte, was an meinem Gesicht so falsch sei – in der Schule hatte mich ein Junge „fratzengesichtiges Monster“ genannt und alle im Klassenraum hatten verstohlen gekichert. </text:p>
      <text:p text:style-name="P1"/>
      <text:p text:style-name="P1">Ich schwelge in meinen Erinnerungen, als plötzlich etwas kühles, kaltes mein Knie berührt. </text:p>
      <text:p text:style-name="P1">Da bemerke ich das rechts neben meinem Bein auf dem Bett ein kleiner, weißer Spiegel liegt. </text:p>
      <text:p text:style-name="P1">Auch dieser Spiegel hat einen goldenen Rand und eine schneeweiße, schimmernde Fläche, in der kleine bunte Lichtstrahlen funkeln. </text:p>
      <text:p text:style-name="P1"/>
      <text:p text:style-name="P1">Doch als ich hineinblicke erkenne ich wieder einmal für mich, dass ich hässlich bin.</text:p>
      <text:p text:style-name="P1"><text:soft-page-break/></text:p>
      <text:p text:style-name="P1">„Das können auch die funkelnden Lichtreflexe nicht kaschieren..“, denke ich mir. </text:p>
      <text:p text:style-name="P1">Ich sehe zwar zwei nicht gerade hässliche, wenn auch überdimensional große und verrückt wirkende braune Augen in meinem Spiegelbild. </text:p>
      <text:p text:style-name="P1">Und so sehe ich auch wiedereinmal <text:s/>die <text:s/>feinen, smaragdgrünen „Sprenkler“ in meinen braungoldenen Augen.</text:p>
      <text:p text:style-name="P1">Ich frage mich wiedereinmal, ob meine Mama wohl grüne Augen gehabt hatte..</text:p>
      <text:p text:style-name="P1"/>
      <text:p text:style-name="P1">Bis jetzt erscheint mir die zweite Aufgabe von Kassiopeia ganz meisterbar, denke ich mir. </text:p>
      <text:p text:style-name="P1"/>
      <text:p text:style-name="P1">Bei dem Gedanken an Kassiopeia wundere ich mich, wo sie wohl sein mag? Sie muss wohl in diesem Spinnenkeller zurückgeblieben sein, mutmaße ich..</text:p>
      <text:p text:style-name="P1"/>
      <text:p text:style-name="P1">„Wollte sie mich nicht noch begleiten?“</text:p>
      <text:p text:style-name="P1"/>
      <text:p text:style-name="P1">Dann lenkt sich meine Aufmerksamkeit aber wieder auf mein Spiegelbild. </text:p>
      <text:p text:style-name="P1">Ich liege also in meinem „Menschenbett“, dass in einer Wiese voll Lavendel schwebt und erkenne mein Gesicht in diesem, wie auch in allen anderen Spiegel, in die ich blicke (aber erst seit meiner Pubertät) als abgrundtief hässlich. </text:p>
      <text:p text:style-name="P1"/>
      <text:p text:style-name="P1">Denn ich habe einen sehr kleinen Mund, über dem eine abnorm große Nase ragt. </text:p>
      <text:p text:style-name="P1"/>
      <text:p text:style-name="P1">Sie ist schief und spitz – ich sehe jede Pore auf meinem Gesicht bis ins letzte Detail – <text:s/>und kann mein Gesicht plötzlich nicht mehr als eine Gesamtheit wahrnehmen, sondern sehe nur Details, hässliche, schreckliche Details!</text:p>
      <text:p text:style-name="P11"><text:soft-page-break/></text:p>
      <text:p text:style-name="P3">Das absolute Gegenteil von Perfektion. </text:p>
      <text:p text:style-name="P3">Ein furchtbar deformiertes Gesicht - mein Gesicht - ein Gesicht, in dem die Proportionen einfach nicht gescheit zusammen passen wollen. </text:p>
      <text:p text:style-name="P3">Die Nase ragt spitz und steil heraus, ist zudem schief und krumm und dominiert zudem die ganze Absonderlichkeit von einem Gesicht auf unverschämte Art und Weise.</text:p>
      <text:p text:style-name="P3">Auf der Nase habe ich riesige, schwarze Poren, am Kinn einige Pickel. </text:p>
      <text:p text:style-name="P3"/>
      <text:p text:style-name="P3">Jede Pore meines Gesichts wirkt falsch, die Poren wirken <text:s/>monströs und einige scheinen zudem fast wie voll Eiter zu sein.</text:p>
      <text:p text:style-name="P3"/>
      <text:p text:style-name="P3">Der Selbstekel überrollt mich.</text:p>
      <text:p text:style-name="P3"/>
      <text:p text:style-name="P3">Haben mich noch vor kurzem <text:s/>Lucifer und seine Spinnen <text:s/>gelehrt, das „oberflächlich Böse“ anzunehmen und den tieferen Sinn darin zu erkennen, so wird mir nun plötzlich auch der Sinn des „Zweiten“ der Kassiopeischen Pfaden bewusst und ich muss für mich selbst erkennen, das ich wohl hier nicht ohnehin kommen werde mein Gesicht so anzunehmen, wie es ist.</text:p>
      <text:p text:style-name="P3">Ich verstehe den Wink mit dem Zaunpfahl: ich muss wohl oder übel noch länger in den Spiegel blicken. </text:p>
      <text:p text:style-name="P3"/>
      <text:p text:style-name="P3">Doch wie soll ich nur meine, höflich formuliert „exotischen Gesichtszüge“ annehmen?</text:p>
      <text:p text:style-name="P3"/>
      <text:p text:style-name="P3">„Sie sind doch einfach nur hässlich...“, wispere ich und drücke mir die „<text:span text:style-name="T5">Aladdin</text:span>-Bettwäsche“ ins Gesicht. </text:p>
      <text:p text:style-name="P3"/>
      <text:p text:style-name="P3">Ich empfinde es mittlerweile als fast selbstverständlich, dass in diesem Bett in dieser Mitttelwelt – auf den Pfaden der <text:soft-page-break/>Kassiopeia – natürlich auch meine alte, auf der Erde schon längst nicht mehr existierende, <text:span text:style-name="T5">Aladdin - </text:span>Bettwäsche hier nun neben mir liegt. </text:p>
      <text:p text:style-name="P3"/>
      <text:p text:style-name="P3">Dass ich mich das erste Mal seit Jahren in sie kuscheln kann.</text:p>
      <text:p text:style-name="P3"/>
      <text:p text:style-name="P3">Auch wenn dies nur eine Illusion sein mag. </text:p>
      <text:p text:style-name="P3"/>
      <text:p text:style-name="P3">Wieder muss ich weinen. </text:p>
      <text:p text:style-name="P3"/>
      <text:p text:style-name="P3">Ich hatte mir so sehr gewünscht, dass ich doch so aussehen möge, wie all die Kinder in der Schule.</text:p>
      <text:p text:style-name="P3"/>
      <text:p text:style-name="P3">Doch mein Gesicht wurde schon immer als „merkwürdig“, bestenfalls „besonders“ bezeichnet.</text:p>
      <text:p text:style-name="P3"/>
      <text:p text:style-name="P3">Ich wünsche mir schön zu sein, schon mein ganzes Leben.</text:p>
      <text:p text:style-name="P3">Doch wollten meine Gesichtszüge einfach nicht menschlich wirken.</text:p>
      <text:p text:style-name="P3"/>
      <text:p text:style-name="P3">„Hat meine Mutter etwas damit zu tun?“, frage ich mich <text:s/>nun wiederholt und blicke recht verzweifelt auf mein Spiegelbild.</text:p>
      <text:p text:style-name="P3"/>
      <text:p text:style-name="P3">Noch bis vor kurzem hätte ich diesen Gedanken als Phantasterei oder Spinnerei abgetan, aber nach meinen Erlebnissen in dieser Mittelwelt und nicht zuletzt Begegnungen wie mit <text:s/>Kassiopeia oder <text:s/>dem Teufel, schließe ich es nun fast nicht mehr aus, das wohl einiges existiert und schon immer existiert hat, von dem ich wohl bis jetzt nicht zu träumen gewagt hätte. </text:p>
      <text:p text:style-name="P3"/>
      <text:p text:style-name="P3">Da spricht der Spiegel plötzlich zu mir – wie gesagt ich wundere mich über nichts mehr.</text:p>
      <text:p text:style-name="P3"/>
      <text:p text:style-name="P3"><text:soft-page-break/>Mit ehrerbietender Stimme flüstert das kleine Spiegelchen also mit etwas gebrochenem Deutsch geheimnisvoll:</text:p>
      <text:p text:style-name="P3"/>
      <text:p text:style-name="P3">„Alles Fragen von Blickwinkel und alles andre sowieso <text:s/>liegen im Auge von Betrachter..“</text:p>
      <text:p text:style-name="P3"/>
      <text:p text:style-name="P3"/>
      <text:p text:style-name="P3">Dann verwirbelt das Abbild meines Gesicht in dem Spiegel,</text:p>
      <text:p text:style-name="P3">es entsteht ein neues Bild, das ich voller Verwunderung nun wahrzunehmen beginne. </text:p>
      <text:p text:style-name="P3"/>
      <text:p text:style-name="P1">Mein Gesicht sieht nun einfach nur wunderschön aus!</text:p>
      <text:p text:style-name="P1"/>
      <text:p text:style-name="P1">Ich erkenne den Ausdruck, den ich wohl auch schon mein ganzes Leben vermittelt haben muss, aber nie erkannt hatte.</text:p>
      <text:p text:style-name="P1">Ich bin tief gerührt mich so wahrzunehmen. </text:p>
      <text:p text:style-name="P1"/>
      <text:p text:style-name="P1">Ich begreife was das Spiegelchen mir sagen wollte und kann in diesem Moment meine Andersartigkeit wirklich als „Schönheit“ definieren. </text:p>
      <text:p text:style-name="P1"/>
      <text:p text:style-name="P1">Auch scheinen sich die ganzen Details in meinem Gesicht, die gerade noch vorher nicht recht zusammenpassen wollten in ein unperfekt - <text:s/>perfektes, <text:s/>harmonisches und schönes Ganzes zusammenzufügen.</text:p>
      <text:p text:style-name="P1"/>
      <text:p text:style-name="P1">Ich sehe wie eigentlich <text:s/>meine Augen mein Gesicht dominieren, es trotz ihrer dunkeln Farbe mit hellem Licht <text:s/>zum strahlen bringen. </text:p>
      <text:p text:style-name="P1"/>
      <text:p text:style-name="P1">Ich sehe, dass meine Nase eine „Charakternase“ ist, aber nicht die eines Pinocchios, wie mir ein Schulkamerad immer einreden wollte.</text:p>
      <text:p text:style-name="P1">Ich finde nun zum ersten Mal, dass meine Nase meinem <text:soft-page-break/>Gesicht einen wenn auch eigenen, aber sehr schönen Ausdruck verleiht. </text:p>
      <text:p text:style-name="P1"/>
      <text:p text:style-name="P1">Und ich bin zum ersten Mal froh nicht so auszusehen, </text:p>
      <text:p text:style-name="P1">wie viele Menschen in der Stadt, die ich in der Straßenbahn immer beobachtet hatte und zu denen ich immer dazugehören wollte, wie sie sein wollte, aber allein optisch einfach nie konnte.</text:p>
      <text:p text:style-name="P1"/>
      <text:p text:style-name="P1">Manchmal habe ich auch andere Menschen mit „besonderen Gesichtern“ gesehen, doch eben nur sehr vereinzelt. </text:p>
      <text:p text:style-name="P1"/>
      <text:p text:style-name="P1">Doch da ich sehe bei einem erneuten Blick in den Spiegel sofort auch wieder „Es“- etwas, das <text:s/>mir sofort wiedereinmal eine wahnsinnige Angst macht.</text:p>
      <text:p text:style-name="P1"/>
      <text:p text:style-name="P1">Ich betrachte „Es“ genauer. </text:p>
      <text:p text:style-name="P1">Nun wird mir endgültig klar:</text:p>
      <text:p text:style-name="P1"/>
      <text:p text:style-name="P1">„Es“ <text:s/>ist da wie etwas <text:s/>in meinem Gesicht, was wirklich nicht menschlich zu sein scheint. </text:p>
      <text:p text:style-name="P1"/>
      <text:p text:style-name="P1">Ich bekomme Panik, verstehe nicht ganz was ich da in mir sehe...</text:p>
      <text:p text:style-name="P1"/>
      <text:p text:style-name="P1">Da sehe ich im Spiegelbild neben meinem Gesicht einen kleinen Schmetterling herumschwirren. </text:p>
      <text:p text:style-name="P1"/>
      <text:p text:style-name="P1">Er quiekt ein paar recht helle, aber unverständliche Laute und fliegt aufgeregt um mein Gesicht herum.</text:p>
      <text:p text:style-name="P1">Er quiekt weiter, doch seine Stimme ist einfach zu leise, ich kann ihn nicht verstehen.</text:p>
      <text:p text:style-name="P1">Da fliegt der kleine Schmetterling kurzentschlossen zu meinem Ohr, setzt sich auf es einfach drauf und streckt sein kleines <text:soft-page-break/>Köpfchen zur Mitte meines Ohres hinab, verbiegt sich dabei kunstvoll auf abnorme Art und Weise..</text:p>
      <text:p text:style-name="P1"/>
      <text:p text:style-name="P1">Doch jetzt kann ich sei Stimmchen endlich verstehen und betrachte die Szene im Spiegelbild - mein Kopf und auf meinem Ohr ein Schmetterling, der seinen Kopf nun halb in mein Ohr steckt, dann aber zum Glück kurz darauf mit diesem Unterfangen aufgibt und mit seinem piepsenden, singenden Stimmchen seine Botschaft zwitschert:</text:p>
      <text:p text:style-name="P1"/>
      <text:p text:style-name="P1">„Ich bin Jerimi, der kunterbunte Schmetterling. </text:p>
      <text:p text:style-name="P1">Daididu.</text:p>
      <text:p text:style-name="P1">Und du bist Sara. </text:p>
      <text:p text:style-name="P1">Daidudaj.</text:p>
      <text:p text:style-name="P12">Zumindest dachtest du das fast 21 Jahre. </text:p>
      <text:p text:style-name="P12">Triliilaala.</text:p>
      <text:p text:style-name="P12">Davor dachtest du nämlich gar nicht..</text:p>
      <text:p text:style-name="P12">Dadadaddam.</text:p>
      <text:p text:style-name="P12">Du warst schlichtweg einfach nicht geboren worden.</text:p>
      <text:p text:style-name="P12">Dilidididi.</text:p>
      <text:p text:style-name="P12">Du dachtest du seist ein Mensch, nur weil du in der Menschenwelt gewohnt hast.“</text:p>
      <text:p text:style-name="P12"/>
      <text:p text:style-name="P13">Ich bin schon recht verzweifelt, weil der Schmetterling anscheinend absolut nicht ohne komische Zwischenlaute kommunizieren kann oder will, aber auch er scheint meine Gedanken lesen zu können und so fährt er auf einmal ganz „erwachsen“ fort, ohne seine etwas speziellen „Kleinkinderlaute“:</text:p>
      <text:p text:style-name="P12"/>
      <text:p text:style-name="P12">„Doch diese Meschenwelt konnte dich nicht glücklich machen... </text:p>
      <text:p text:style-name="P12">Du wähltest diesen Weg, den Weg den du jetzt eben gehst, den Weg deines Suizids. <text:s/></text:p>
      <text:p text:style-name="P12"><text:soft-page-break/>Und so wurde ich dir geschickt, um mit dir den zweiten Pfad der Kassiopeia zu begehen. </text:p>
      <text:p text:style-name="P12">Kassiopeia erwartet dich übrigens auf der anderen Seite des Spiegels.“</text:p>
      <text:p text:style-name="P12"/>
      <text:p text:style-name="P12">Der Schmetterling schwirrt von meinem Ohr zum Spiegel und tippt verheißungsvoll auf den Spiegel, so als wäre seine Auskunft nicht eindeutig genug gewesen.</text:p>
      <text:p text:style-name="P12">Dabei sehe ich das der Schmetterling Jerimi eine kleine, schwarze, runde Brille trägt, die ihm ständig von der Schmetterlingennase rutscht.</text:p>
      <text:p text:style-name="P12"/>
      <text:p text:style-name="P12">„Was ist das „Hindernis“ ?“, frage ich unbehaglich. </text:p>
      <text:p text:style-name="P12">Jerimi frohlockt: „Du sollst in den Spiegel schauen und das Spiegelbild beobachten.“</text:p>
      <text:p text:style-name="P12"/>
      <text:p text:style-name="P12">„Das habe ich schon. </text:p>
      <text:p text:style-name="P12">Am Anfang habe ich mich so gesehen, wie ich mich immer gesehen habe, zumindest seit ich ein Teenager war. </text:p>
      <text:p text:style-name="P12">Davor ist mir nie aufgefallen, das ich hässlich wäre..</text:p>
      <text:p text:style-name="P12">Aber dann wurde, ich nenne es „Es“ immer stärker. </text:p>
      <text:p text:style-name="P12">Meine Andersartigkeit.</text:p>
      <text:p text:style-name="P12">Am Schluss habe ich mich nur noch wie ein Monster gefühlt.</text:p>
      <text:p text:style-name="P12">Es tat so weh. </text:p>
      <text:p text:style-name="P12">Und dann haben die Jungs in der Schule auch immer gesagt, dass ich hässlich bin.</text:p>
      <text:p text:style-name="P12">Aber wie ich dann vorher nochmal in den Spiegel einen Blick geworfen habe, fand ich mich plötzlich schön.“, bei diesen Worten rollt mir eine Träne der Dankbarkeit über die Wange. </text:p>
      <text:p text:style-name="P12"/>
      <text:p text:style-name="P12">Der Schmetterling blickt mich an und fragt mich dann geradewegs: „Aber du hast du noch etwas anderes gesehen?</text:p>
      <text:p text:style-name="P12">Noch stärker, als je zuvor vielleicht sogar?“</text:p>
      <text:p text:style-name="P12"/>
      <text:p text:style-name="P12"><text:soft-page-break/>Ich muss schlucken. </text:p>
      <text:p text:style-name="P12"/>
      <text:p text:style-name="P12">„Ja. Das habe ich. Ich nennen es „Es“.</text:p>
      <text:p text:style-name="P12"/>
      <text:p text:style-name="P12">„Es“ hat mir schon immer Angst gemacht. </text:p>
      <text:p text:style-name="P12">Ich wusste nie was es mit „Es“auf sich hat.</text:p>
      <text:p text:style-name="P12">Aber nun bin ich an diesem merkwürdigen Ort, einen Ort den ich als „Sara“ nie für möglich gehalten hätte.</text:p>
      <text:p text:style-name="P12">Nun weiß ich, dass alles möglich ist.</text:p>
      <text:p text:style-name="P12">Aber ich weiß nicht ob diese Erkenntnis ein großer Trost ist...“</text:p>
      <text:p text:style-name="P12"/>
      <text:p text:style-name="P12">„Du wirst es herausfinden, wenn du auf dein Spiegelbild blickst.“, wiederholt der kleine Schmetterling die zweite Kassiopeische Aufgabe und klopft noch einmal mit Nachdruck gegen den Spiegel, indem er ein paar mal aufgeregt dagegenschwirrt. </text:p>
      <text:p text:style-name="P12"/>
      <text:p text:style-name="P1">Abgehärtet von den Spinnenaufgabe, nehme ich nun entschlossen den Spiegel in meine linke Hand, mit der rechten kann ich ja nicht so gut greifen. </text:p>
      <text:p text:style-name="P1"/>
      <text:p text:style-name="P1">Ich blicke in den Spiegel, nehme mein Gesicht auch jetzt nicht mehr als hässlich war, sondern sogar wiederholt als „schön“, aber sehe auch nun wieder <text:s/>die Andersartigkeit - „Es“- und wiedereinmal wird mir schmerzlich bewusst das ich nicht „normal“ bin – zumindest für menschlich Verhältnisse. </text:p>
      <text:p text:style-name="P1"/>
      <text:p text:style-name="P1">Und das wohl meine Mutter etwas damit zu tun haben muss. </text:p>
      <text:p text:style-name="P1"/>
      <text:p text:style-name="P1">Da beginnt „Es“ <text:s/>im Spiegelbild sich zu verdichten, bündelt sich, wird noch intensiver, mich schmerzt dieser Anblick, als würden 1000 Sonnenstrahlen wie Laser in meine Augen brennen. </text:p>
      <text:p text:style-name="P1"/>
      <text:p text:style-name="P1"><text:soft-page-break/>„Es“ dominiert nun mein Gesicht und noch nie habe ich diesen Ausdruck so derart intensiv bei mir gesehen. </text:p>
      <text:p text:style-name="P1"/>
      <text:p text:style-name="P1">Das ist auch der Moment, in dem ich ganz klar für mich erkenne, das „Es“ nicht von der irdischen Welt sein kann.</text:p>
      <text:p text:style-name="P1"/>
      <text:p text:style-name="P1">Eine unendliche „Andersartigkeit“ bestimmt mein Gesicht, etwas was wohl einige meiner Mitmenschen als hässlich bezeichneten.</text:p>
      <text:p text:style-name="P1">„Mit deinem Gesicht ist es wie mit einem Spiegel, Sara.</text:p>
      <text:p text:style-name="P1">Blickt ein Wesen mit Liebe in dein Gesicht, erkennt es das unglaublich Schöne, ja das <text:span text:style-name="T2">Göttliche</text:span>, Sara.. </text:p>
      <text:p text:style-name="P1">Die Menschen sind aber oft verbittert, ja wahrlich Sklaven ihrer Egos und so haben vielen von ihnen voll Unzufriedenheit und Missgunst hineingeblickt und es hat <text:s/>sich in deinem Gesicht für sie ihre inneren Dämonen gespiegelt. </text:p>
      <text:p text:style-name="P1">Das ist der Fluch, des Göttlichen.</text:p>
      <text:p text:style-name="P1">Der Mensch sieht in uns Gottheiten, das was er in uns hineinprojiziert.“</text:p>
      <text:p text:style-name="P1"/>
      <text:p text:style-name="P1">„Ich bin eine Gottheit?!“, flüstere ich leise und blicke mit leerem Blick immer noch auf mein Spiegelbild. </text:p>
      <text:p text:style-name="P1"/>
      <text:p text:style-name="P1">Doch mein Blick bestätigt, was der Schmetterling Jerimi mir gerade offenbart hat.</text:p>
      <text:p text:style-name="P1"/>
      <text:p text:style-name="P1">„Es“ hat sich inzwischen noch weiter verstärkt, nicht mehr so ruckartig, wie am Anfang, aber es hat sich weiter und stetig in langsamen Tempo noch weiter verdichtet und lässt mein Gesicht nun kaum noch menschlich erscheinen. </text:p>
      <text:p text:style-name="P1"/>
      <text:p text:style-name="P1">„Wer war meine Mutter?“, frage ich Jermimi voller außer mir.</text:p>
      <text:p text:style-name="P1"/>
      <text:p text:style-name="P1">„War sie kein Mensch?“</text:p>
      <text:p text:style-name="P1"><text:soft-page-break/></text:p>
      <text:p text:style-name="P1">„Was denkst du denn?“, kichert der kleine Schmetterling.</text:p>
      <text:p text:style-name="P1"/>
      <text:p text:style-name="P1">„Ich wollte immer dazugehören..“, weine ich nun leise in mich hinein. </text:p>
      <text:p text:style-name="P1"/>
      <text:p text:style-name="P1">„Zu wem, zu den <text:s/>Menschen?</text:p>
      <text:p text:style-name="P1">Glaub mir da gibt es erstrebenswertere Absichten“, flüstert mir Jerimi in mein Ohr und kitzelt mit seinem gelben Fühler meine Wange. </text:p>
      <text:p text:style-name="P1"/>
      <text:p text:style-name="P1">Ich sehe im Spiegel sein Abbild neben meinem und sehe, dass das Glas seiner Brille auch gelb ist – und zudem zerbrochen. </text:p>
      <text:p text:style-name="P1"/>
      <text:p text:style-name="P1">„Mut zum Unperfekten, verleiht wahre Schönheit, Sara.</text:p>
      <text:p text:style-name="P1">Willst du wirklich so sein wie die Menschen?</text:p>
      <text:p text:style-name="P1">Jene Menschen, die deine Schönheit mit Füßen getreten haben?</text:p>
      <text:p text:style-name="P1">Nur weil sie nicht perfekt war, so wie auf ihren „Laufstegen“?</text:p>
      <text:p text:style-name="P1">Sara, du bist ein sehr, sehr reines Wesen.</text:p>
      <text:p text:style-name="P1">Was ist denn noch einmal dein Lieblingstier?“</text:p>
      <text:p text:style-name="P1"/>
      <text:p text:style-name="P1">„Ein Einhorn..“, lächele ich nun unter Tränen.</text:p>
      <text:p text:style-name="P1"/>
      <text:p text:style-name="P1">„Dann stell dir vor, du bist ein Einhorn. </text:p>
      <text:p text:style-name="P1">Ist doch viel besser als so ein stinkender, ungewaschener Mensch zu sein, oder...</text:p>
      <text:p text:style-name="P1">Traliltrala.“, der kleine Kerl kann sich diese Bemerkung und darauf folgend einen seiner „Kleinkinderlaute“ einfach nicht verkneifen.</text:p>
      <text:p text:style-name="P1"/>
      <text:p text:style-name="P1">Mit dem Gedanken ein Einhorn zu sein, kann ich mich gerade noch viel mehr anfreunden, als bei dem mich wirklich zutiefst verstörenden Gedanken, etwas „Göttliches“ in mir zu haben und ich frage mich nun wirklich sehr eindringlich, welches </text:p>
      <text:p text:style-name="P1"><text:soft-page-break/>Wesen meine Mutter wohl gewesen war.</text:p>
      <text:p text:style-name="P1"/>
      <text:p text:style-name="P1">„Nicht war, sondern ist“, flüstert es da in meinem Ohr. </text:p>
      <text:p text:style-name="P1"/>
      <text:p text:style-name="P1">„Willst du sie sehen, deine Mutter?“, höre ich den kleinen Mann fragen und er deutet mir auf den Spiegel zu sehen.</text:p>
      <text:p text:style-name="P1"/>
      <text:p text:style-name="P1">Der kleine Schmetterling betrachtet mich, wie ich überlege, ob ich diesen großen Schritt wagen soll.</text:p>
      <text:p text:style-name="P1"/>
      <text:p text:style-name="P1">Er betrachtet dabei mein Gesicht und fragt sich wirklich, was diese ganzen Menschen denn daran so hässlich gefunden hätten.</text:p>
      <text:p text:style-name="P1"/>
      <text:p text:style-name="P1">Aber er weiß über den „Spiegeleffekt“ von Gesichtern von Anderswesen, wenn diese mit einem irdischen Körper ins „Diesseits“ inkarniert sind und denkt sich, das er wohl die Egos der Menschen ni<text:span text:style-name="T8">e verstehen kann – wie auch, er hatte nie eines.</text:span></text:p>
      <text:p text:style-name="P3"/>
      <text:p text:style-name="P3">„Er“ hat viele Namen. </text:p>
      <text:p text:style-name="P3"/>
      <text:p text:style-name="P3">Im Christlichen wird er als heiliger Geist bezeichnet.</text:p>
      <text:p text:style-name="P14"/>
      <text:p text:style-name="P1">Aber auch unwahrscheinlich viele Bevölkerungen von anderen Planeten in diesem Universum und noch ein paar Millionen Paralleluniversen glauben an an und haben sein heiliges Wesen erkannt. </text:p>
      <text:p text:style-name="P1">Er besteht aus einer ins Unendliche gehende Ballung reiner, heller Liebe. </text:p>
      <text:p text:style-name="P1">Zu der Zeit von Jesu auf Mutter Erde, hat er die Gestalt der Taube am liebsten gemocht, aber nun ist ihm die eines Schmetterlings lieber – zumindest es ist in der Wahrnehmung seiner Existenz für die Menschheit so.<text:note text:id="ftn1" text:note-class="footnote"><text:note-citation>1</text:note-citation><text:note-body><text:p text:style-name="P15"><text:s/>Wie er für andere Wesen aus unserem Multiversum aussieht?</text:p><text:p text:style-name="P15">Diese Frage ist genauso unsinnig zu beantworten, wie das Vorhaben ein „Nichts“ beschreiben zu wollen.</text:p><text:p text:style-name="P15">Lieber Menschenleser, versteh mich nicht falsch.</text:p><text:p text:style-name="P15">Ich könnte es dir erklären, aber es würde wohl die Grenzen deines Verstandes weit überschreiten und könnte auch zudem sogar eine akute Psychose bei dir auslösen – deshalb werde ich davon ablassen.</text:p></text:note-body></text:note></text:p>
      <text:p text:style-name="P1"><text:soft-page-break/></text:p>
      <text:p text:style-name="P1">Wehmütig blickt er Sara an, auch er ist natürlich wie das ganze, übrige Universum tieftraurig traurig, dass ihre göttliche Mission als „Messias“, als eine Art neue Erretterin auf der Erde zu wirken, nun nach so kurzer Zeit gescheitert ist. </text:p>
      <text:p text:style-name="P1">Aber er weiß, dass er als Helfer auf den „drei Pfaden“, seinen Teil dazu beiträgt, Sara zur Erlösung zu bringen – so begleitet er sie auf ihrem Weg ins Jenseits...</text:p>
      <text:p text:style-name="P1"/>
      <text:p text:style-name="P1">Ich blicke unterdessen immer noch in den Spiegel und sehe „Es“ das erste Mal als das was es ist: vollständige, wahrhaftige Reinheit. </text:p>
      <text:p text:style-name="P1"/>
      <text:p text:style-name="P1">Ich atme schwer, kriege kaum Luft. </text:p>
      <text:p text:style-name="P1"/>
      <text:p text:style-name="P1">Ich erkenne was ich bin, nun ist der Schleier, der mein menschliches Bewusstsein vernebelt hat und mich „Es“ nie sehen hat lassen, wie weggerissen und ich bin mir meiner selbst das erste Mal in meinem Leben bewusst. </text:p>
      <text:p text:style-name="P1"/>
      <text:p text:style-name="P1">Mein Herz ist anders, als das der Menschen.</text:p>
      <text:p text:style-name="P1">Jenen Mensch, den ich immer so beneidet habe.</text:p>
      <text:p text:style-name="P1">Weil ich unter ihnen lebte, sie als „Norm“ wahrnahm.</text:p>
      <text:p text:style-name="P1"/>
      <text:p text:style-name="P1">Ich glaube es selbst kaum, ja ein Teil mag menschlich sein, aber ein großer Teil ist...</text:p>
      <text:p text:style-name="P1">„Anders“.“</text:p>
      <text:p text:style-name="P1"/>
      <text:p text:style-name="P1">Und da fällt mir das erste Mal das meine <text:soft-page-break/>„Speziesbezeichnung“ ein, wie als wäre es schon immer fest in meinem Bewusstsein verankert gewesen: </text:p>
      <text:p text:style-name="P1">„Ich bin ein „Anderswesenkind“. </text:p>
      <text:p text:style-name="P1">Meine Mutter, die..“</text:p>
      <text:p text:style-name="P1"/>
      <text:p text:style-name="P1">„..Göttin..“, wispert es von meinem Ohr sachte.</text:p>
      <text:p text:style-name="P1"/>
      <text:p text:style-name="P1">Ich nehme jetzt den Geruch des Schmetterlings war. </text:p>
      <text:p text:style-name="P1">Er riecht nach Pfefferminze irgendwie, denke ich verträumt.</text:p>
      <text:p text:style-name="P1">Der kleine Schmetterling muss schmunzeln.</text:p>
      <text:p text:style-name="P1"/>
      <text:p text:style-name="P3">„Das ist der zweite Kassiopeische Pfad, Sara. </text:p>
      <text:p text:style-name="P3">Der Pfad der wahren Erkenntnis seiner Selbst.</text:p>
      <text:p text:style-name="P1">Die Wahrheit deines Seins hast du nun erkannt.</text:p>
      <text:p text:style-name="P1">Willst du jetzt auch deine Mutter erkennen?</text:p>
      <text:p text:style-name="P1">Sie ist der wahre Ursprung, von „Es“, wie du es nennst. </text:p>
      <text:p text:style-name="P1">Deiner, wenn du es so nennen willst, Andersartigkeit. </text:p>
      <text:p text:style-name="P1">Deiner Göttlichkeit.“</text:p>
      <text:p text:style-name="P1"/>
      <text:p text:style-name="P1">Ich zucke bei dem Wort „Göttlichkeit“ nun doch noch leicht zusammen, aber mit <text:s/>meiner neu gewonnen inneren Stärke, einer enormen Stärke, wie ich sie nie für <text:s/>möglich gehalten hätte, ist es mir sogar möglich wohl eher spontan zu denken: </text:p>
      <text:p text:style-name="P1"/>
      <text:p text:style-name="P1">„An das Wort „Göttlich“ werde ich mich in dieser Welt wohl gewöhnen müssen..“.</text:p>
      <text:p text:style-name="P1"/>
      <text:p text:style-name="P1">Dann antworte ich Jerimi:</text:p>
      <text:p text:style-name="P1"/>
      <text:p text:style-name="P1"><text:s/>„Ich weiß nicht, warum Mama mich verlassen hat, aber ich bin mir nun irgendwie <text:s/>sicher sie im sogenannten „Jenseits“ finden zu werden, oder – das werde ich doch?“</text:p>
      <text:p text:style-name="P1"/>
      <text:p text:style-name="P1">Jerimi lächelt weise und sagt zum Spiegelchen:</text:p>
      <text:p text:style-name="P1"><text:soft-page-break/></text:p>
      <text:p text:style-name="P1">„Zeig uns Saras Mutter.“</text:p>
      <text:p text:style-name="P1"/>
      <text:p text:style-name="P3">„Alles ein Frage von Blickwinkel und alles andere liegen sowieso in Auge von Betrachter..hab dir doch gesagt.“,</text:p>
      <text:p text:style-name="P3"/>
      <text:p text:style-name="P3"><text:s/>murmelt Spiegelchen und plötzlich erscheinen da prompt sogar zwei Augen mit sehr langen, schwarzen Wimpern im Spiegel. </text:p>
      <text:p text:style-name="P3"/>
      <text:p text:style-name="P3">Spiegelchen zwinkert uns mit seinen schwarzen Augen noch einmal zu, ja Spiegelchen ist nun bester Laune. </text:p>
      <text:p text:style-name="P3"/>
      <text:p text:style-name="P3">Spiegelchen ist sich sicher, er hat seine Aufgabe bei diesem Auftrag ganz, große Klasse gemacht und so verschwinden seine <text:s/>Augen mit einem letzten Zwinkern wieder und er produziert eifrig die bunten Lichtstrahlen, von denen er weiß, dass sie besonderes menschliche Wesen besonders gerne mögen. </text:p>
      <text:p text:style-name="P3"/>
      <text:p text:style-name="P1">„Wird gemacht“ , frohlockt Spiegelchen und den Bruchteil einer menschlichen Sekunde später, erscheint im weiß-goldenen Spiegel <text:s/>auch schon das Bild von „Erdion“.</text:p>
      <text:p text:style-name="P1"/>
      <text:p text:style-name="P1">Ich fühle nun schon so halbwegs, dass das was ich da im Spiegel sehe, wohl das Jenseits sein muss, denn es scheint hier alles aus Licht und Schatten zu existieren. </text:p>
      <text:p text:style-name="P1">Alles scheint aus lieben, warmen Licht zu bestehen.</text:p>
      <text:p text:style-name="P1">Dazwischen schwarze Linien und Muster, die die einzigen Konturen zu bilden scheinen. </text:p>
      <text:p text:style-name="P1">Und das sich mir bietende Bild scheint zudem bis ins letzte Detail vollkommen zu sein. </text:p>
      <text:p text:style-name="P1"/>
      <text:p text:style-name="P1">Ich bin wahrlich sprachlos.</text:p>
      <text:p text:style-name="P1"><text:soft-page-break/>Ich sehe einen See, um den sich viele Gestalten und Wesen versammelt haben. </text:p>
      <text:p text:style-name="P1">Da fühle ich <text:span text:style-name="T2">sie</text:span> zum ersten Mal seit Kindheitstagen.</text:p>
      <text:p text:style-name="P1"/>
      <text:p text:style-name="P1"><text:span text:style-name="T2">Meine wahre Familie.</text:span> </text:p>
      <text:p text:style-name="P1"/>
      <text:p text:style-name="P1">Und eine Gestalt sticht besonders hervor. </text:p>
      <text:p text:style-name="P1"/>
      <text:p text:style-name="P1">Eine weibliche Phönixgestalt kniet da im Wasser, scheint zu beten. </text:p>
      <text:p text:style-name="P1">Zwei sehr, sehr alte Wesen knien neben ihr. </text:p>
      <text:p text:style-name="P1">Ein Wesen, das die Gestalt eines Mondes hat <text:s/>und ein weibliches Wesen, dass die Gestalt eines Baumes hat.. </text:p>
      <text:p text:style-name="P1"/>
      <text:p text:style-name="P1">Das Bild im Spiegel zoomt auf die Szene hin, aber die Phönixfrau dreht mir den Rücken zu – als würde sie mich spüren, dreht sie sich langsam um, ich bin mir nun sicher, dass es sich um meine Mama handeln muss!</text:p>
      <text:p text:style-name="P1"/>
      <text:p text:style-name="P1">Doch bevor ich ihr Gesicht richtig erkennen kann, lege ich den Spiegel weg. </text:p>
      <text:p text:style-name="P1"/>
      <text:p text:style-name="P1">Ich fühle mich noch nicht bereit sie zu sehen.</text:p>
      <text:p text:style-name="P1"/>
      <text:p text:style-name="P1">Nicht weil ich noch Angst davor hätte – sondern weil ich diesen für mich besondersten Moment in meiner bisherigen Existenz nicht durch die Realität eines Spiegelbilds erleben will!</text:p>
      <text:p text:style-name="P1"/>
      <text:p text:style-name="P1">Jerimi, der kleine Kerl, sitzt währenddessen immer noch auf meinem Ohr und kitzelt mich schon wieder mit einem <text:s/>seiner gelben Fühler. </text:p>
      <text:p text:style-name="P1"/>
      <text:p text:style-name="P1">„Du hast weise gehandelt. </text:p>
      <text:p text:style-name="P1"><text:soft-page-break/>Denn du wirst sie bald leibhaftig sehen, deine Mama.“</text:p>
      <text:p text:style-name="P1"/>
      <text:p text:style-name="P1">„Sie heißt Resia..“, entgegne ich und bin dabei zu Tränen gerührt. </text:p>
      <text:p text:style-name="P1"/>
      <text:p text:style-name="P1">Der Name meiner Mama war lange Zeit nahezu das Einzige, was ich über sie wusste!</text:p>
      <text:p text:style-name="P1"/>
      <text:p text:style-name="P1">Und nun soll ich ihr bald gegenüberstehen, darf sie endlich, endlich kennenlernen!</text:p>
      <text:p text:style-name="P1"/>
      <text:p text:style-name="P1">„Wenn ich den Weg ins „Jenseits“ meistere.“, denke ich mir und bin nun noch wilder entschlossen, auch den dritten Pfad der Kassiopeia zu meistern!</text:p>
      <text:p text:style-name="P1"/>
      <text:p text:style-name="P1">Wie aufs Stichwort fragt mich Jerimi: </text:p>
      <text:p text:style-name="P1">„Wie willst du denn zum dritten Pfad reisen?“</text:p>
      <text:p text:style-name="P1"/>
      <text:p text:style-name="P1">Ich verstehe nicht ganz. </text:p>
      <text:p text:style-name="P1">„Nun, ich denke du hast dir eine kleine Belohnung verdient. </text:p>
      <text:p text:style-name="P1">Such dir einfach aus, wie du zur letzten Aufgabe reisen willst.“,</text:p>
      <text:p text:style-name="P1">wiederholt Jerimi geduldig. </text:p>
      <text:p text:style-name="P1"/>
      <text:p text:style-name="P1">Mein Blick fällt auf das Bett, in dem wir immer noch schweben, inmitten des Lavendelmeeres.</text:p>
      <text:p text:style-name="P1">Ich sehe die <text:s/><text:span text:style-name="T5">Aladdin </text:span>-Bettwäsche – jene Bettwäsche aus meinen Kindertagen.</text:p>
      <text:p text:style-name="P1"/>
      <text:p text:style-name="P1">Bevor ich meine Idee zu Ende denken kann, erscheint da schon wie aus dem Nichts „der fliegende Teppich“. </text:p>
      <text:p text:style-name="P1"/>
      <text:p text:style-name="P1">Er schaut tatsächlich aus, wie ein alter Perserteppich, ist lila und hat ein braunes Muster.</text:p>
      <text:p text:style-name="P1"/>
      <text:p text:style-name="P1"><text:soft-page-break/>Ich sehe Jerimi nun von meinem Ohr emporfliegen und er spricht plötzlich mit sehr lauter, voller und majestätischer Stimme – vorbei ist es mit dem zarten, kaum hörbaren Stimmchen..:</text:p>
      <text:p text:style-name="P1"/>
      <text:p text:style-name="P1">„Du musst Kassiopeia entschuldigen.</text:p>
      <text:p text:style-name="P1">Sie musste dringend kurzzeitig zu einem anderen Auftrag.</text:p>
      <text:p text:style-name="P1">Ein Feuerwesen von eurer Sonne hat sich in einen See auf eurer „Mutter Erde“ gestürzt – also Suizid begangen.</text:p>
      <text:p text:style-name="P1">Nur Kassiopeia scheint als einzige die Schulung zur Rettung von Feuerwesenseelen vollständig abgeschlossen zu haben – ein dummes Versäumnis. </text:p>
      <text:p text:style-name="P1">Sie hat mich als Vertretung für den zweiten Pfad geschickt. </text:p>
      <text:p text:style-name="P1">Auf alle Fälle hat sie jetzt wieder Zeit. </text:p>
      <text:p text:style-name="P1">Nun komm schon, spring auf den Teppich, Sara!“</text:p>
      <text:p text:style-name="P1"/>
      <text:p text:style-name="P1">„Danke für alles!“, rufe ich Jerimi zu und denke mir, dass der kleine Kerl mir wohl fehlen wird.</text:p>
      <text:p text:style-name="P1"/>
      <text:p text:style-name="P1">„Wir sehen uns ganz bestimmt wieder!“, antwortet der und schwirrt davon, als seine Flügel dabei aufgeregt flattern, stäubt aus ihnen glitzriges, rosa funkelndes Pulver heraus. </text:p>
      <text:p text:style-name="P1"/>
      <text:p text:style-name="P1">Ich springe auf den lila, braunen Teppich, der nun neben mir und meinem alten Bett schwebt. </text:p>
      <text:p text:style-name="P1"/>
      <text:p text:style-name="P1">Dann fliegen wir los. </text:p>
      <text:p text:style-name="P1"/>
      <text:p text:style-name="P1">Der Perserteppich scheint mich sonst weitgehend zu ignorieren, denn ich bin mir sicher, dass auch er sprechen könnte, wenn er denn wollte. </text:p>
      <text:p text:style-name="P1">Wir fliegen über unendliche Weiten von violetten Lavendelfeldern, dann, über ein silberes Meer <text:s/>- wie Kassiopea mir sagt, ist es das „silberne Meer der Elfentränen“ – ich sehe <text:soft-page-break/>die Gischt von hier oben funkeln, wie tausend kleine Diamanten – und schließlich fliegen wir noch über einen tannengrünen Sandstand.</text:p>
      <text:p text:style-name="P1"/>
      <text:p text:style-name="P1">Am Ufer des Meeres ist außer dem grünen Sand noch eine <text:s/>blaugraue Steineislandschaft. </text:p>
      <text:p text:style-name="P1"/>
      <text:p text:style-name="P1">Auf einem der Felsen landet der Teppich.</text:p>
      <text:p text:style-name="P1"/>
      <text:p text:style-name="P1">Wortlos lässt er mich absteigen, macht dann einen kleinen Knicks mit seinem Teppichstoff und fliegt wieder davon. </text:p>
      <text:p text:style-name="P1"/>
      <text:p text:style-name="P1">Ich blicke mich um, da steht plötzlich wie aus dem Nichts Kassiopeia vor mir. </text:p>
      <text:p text:style-name="P1"/>
      <text:p text:style-name="P1">„Du musst mich entschuldigen, normalerweise hätte ich dich nie allein gelassen, aber ich habe dir ja Jerimi geschickt. </text:p>
      <text:p text:style-name="P1">Zuerst diese Geschichte mit dem verrückten Feuerwesen – springt da einfach <text:s/>in Wasser und begeht Selbstmord, obwohl die Seelen der Elemente zumindest noch für die nächsten paar Unendlichkeiten in diesem Universum beständig sein müssen...“</text:p>
      <text:p text:style-name="P1"/>
      <text:p text:style-name="P1">Ich unterbreche Kassiopeia:</text:p>
      <text:p text:style-name="P1"/>
      <text:p text:style-name="P1">„Aber ein Feuer, dass von einem Wasser gelöscht wird, ist doch etwas ganz normales...“, protestiere ich.</text:p>
      <text:p text:style-name="P1"/>
      <text:p text:style-name="P1">„Das irdische „Element Feuer“ ja. </text:p>
      <text:p text:style-name="P1">Hier geht aber um eine „Seele aus Feuer“ – denn nichts anderes ist ein „Feuerwesen“...</text:p>
      <text:p text:style-name="P1">Aber das kannst du noch nicht verstehen. </text:p>
      <text:p text:style-name="P1">Aber gerade scheint eh alles verrückt zu spielen..“, Kassiopeia runzelt die Stirn und <text:s/>blickt sorgenvoll auf die Weiten des <text:soft-page-break/>„silbernen Meeres<text:span text:style-name="T10"> der Elfentränen“</text:span> .</text:p>
      <text:p text:style-name="P1"/>
      <text:p text:style-name="P1">„Komm begeben wir uns zu meinem dritten und letzten Pfad.</text:p>
      <text:p text:style-name="P1">Dieser führt dich dann auf direktem Wege ins Jenseits.</text:p>
      <text:p text:style-name="P1">Bist du bereit?“</text:p>
      <text:p text:style-name="P1"/>
      <text:p text:style-name="P1">Ich blicke ihr fest in ihre „Hutmacher-Augen“ und nicke entschlossen. </text:p>
      <text:p text:style-name="P1"/>
      <text:p text:style-name="P1">Dann nimmt sie mich an der Hand und zieht mich zu einer Gruppe von den blauen Felsen, die bei näherem Hinsehen aus schattigem Eis zu bestehen scheinen.</text:p>
      <text:p text:style-name="P1"/>
      <text:p text:style-name="P1">„Genau wie mein Körper, nachdem er sich nach der Begegnung mit dem Teufel in Eis verwandelt hat.“, denke ich mir und erkenne, als ich mein Gesicht sich in einem blauen <text:s/>Eisfelsen spiegeln sehe, <text:s/>dass sich auch die Form meines Gesichts sich verändert hat.</text:p>
      <text:p text:style-name="P1"/>
      <text:p text:style-name="P1">Mir ist sofort klar, dass dies wohl mit der zweiten kassiopeischen Aufgabe zu tun haben muss. </text:p>
      <text:p text:style-name="P1"/>
      <text:p text:style-name="P1">Der Blick in den Spiegel – das Erkennen meiner Andersartigkeit. </text:p>
      <text:p text:style-name="P1">Diese Andersartigkeit scheint jetzt ins Extreme gehend, noch verstärkt worden zu sein, sodass mein Kopf nun der eines Schwanenvogels zu scheinen ist.</text:p>
      <text:p text:style-name="P1"/>
      <text:p text:style-name="P1">Meine Nase, die eine gehässige Mitschülerin, einmal als „Mikey-Maus-Nase“ zu bezeichnen gewagt hatte, hat sich nun eben zu einem weißen Schwanenschnabel umgewandelt <text:s/>und auch die letzten menschlichen Züge scheinen seit meinem letzten Blick in das Spiegelchen, als Jerimi noch bei mir war, wie von Zauberhand verschwunden zu sein. </text:p>
      <text:p text:style-name="P1"><text:soft-page-break/>Mein Kopf ist nun eben der eines Schwanes und zudem aus Eis, wie ja mein ganzer Körper. </text:p>
      <text:p text:style-name="P1"/>
      <text:p text:style-name="P3">Da stehe ich also an jenem tannengrünen Strand am „silbernen Meer<text:span text:style-name="T9"> der Elfentränen“</text:span> <text:s/>mit Kassiopeia und nur noch die Form meines restlichen Körpers ist menschlich, aber eben immer noch dunkeleisig – ich drehe meinen Schwanenkopf, an dem ein rein weiser, glitzernder Schwanenschnabel den einzigen hellen Fleck nun mehr an meinem Körper bildet und sich markant von dessen Rest <text:s/>abhebt. </text:p>
      <text:p text:style-name="P16"/>
      <text:p text:style-name="P1">Ich kann diesen – meinen – Anblick kaum beschreiben.</text:p>
      <text:p text:style-name="P1">Doch ich empfinde meinen „Körper“ <text:s/>als wunderschön und ich ahne, dass meine Verwandlung noch weitergehen wird.</text:p>
      <text:p text:style-name="P1">Zumindest hoffe ich, das am Ende der Kopf auch wieder besser zum übrigen Körper passen wird..</text:p>
      <text:p text:style-name="P1">Kassiopeia reißt mich aus meinen Gedanken und winkt mir ihr zu folgen.</text:p>
      <text:p text:style-name="P1"/>
      <text:p text:style-name="P1">„Schnell, Daisy wartet schon auf uns!“, schreit sie mir halb über die Schulter zu, verdreht ihren Kopf dabei fast um 180 Grad, wie selbstverständlich und stürmt auf einen recht kleinen, besonders schön blauen Eisfels, in dem sich plötzlich ein großer Schlund auftut.</text:p>
      <text:p text:style-name="P1"/>
      <text:p text:style-name="P1">Geradewegs springt sie einfach hinein, scheint <text:s/>im schattigen Fels aus Eis verschwunden zu sein!</text:p>
      <text:p text:style-name="P1">Ich tue es ihr nach. </text:p>
      <text:p text:style-name="P1">Langsam bin ich abgehärtet!</text:p>
      <text:p text:style-name="P16"/>
      <text:p text:style-name="P1">Je dunkler das Eis um mich in der Höhle, desto schöner werden meine schattigen Lichtreflexe, bemerke ich im Moment meiner vollständigen Verwandlung und habe nun auch den Körper eines Schwanes.</text:p>
      <text:p text:style-name="P1"><text:soft-page-break/></text:p>
      <text:p text:style-name="P1">Da höre ich hinter einer Ecke ein gewaltiges Husten und sehe wie eine dicke Rauchwolke von der Ecke her <text:s/>auf mich zukommt. </text:p>
      <text:p text:style-name="P1">Kassiopeia versteht mir ihr zu folgen und wir biegen um die Ecke. </text:p>
      <text:p text:style-name="P1"/>
      <text:p text:style-name="P1">Auf einem Berg aus farbenprächtigen Kissen da sitzt inmitten der Rauchschwade eine Gestalt, deren Haare aus Schlangen zu bestehen scheinen.</text:p>
      <text:p text:style-name="P1"/>
      <text:p text:style-name="P1">Manche der Schlangen sehe ich nicht vollständig, sie liegen im Verborgenen des dichten Rauches. </text:p>
      <text:p text:style-name="P1">Die Schlangen, die ich aber erkennen kann, sind kunterbunt in den verschiedensten Rottönen und scheinen aber auch mit der selben Tätigkeit wie ihre Besitzerin beschäftigt zu sein:</text:p>
      <text:p text:style-name="P1">dem Rauchen von augenscheinlich selbst gedrehten Zigaretten, was nun auch die abnorm große Rauchwolke erklärt!</text:p>
      <text:p text:style-name="P1"/>
      <text:p text:style-name="P1">Die Haut von der Gestalt, bei der es sich anscheinend um „Daisy“ handeln muss, scheint vom vielen Rauchen schon recht mitgenommen, denn sie hat tiefe Falten.</text:p>
      <text:p text:style-name="P1"/>
      <text:p text:style-name="P1">„Daisy“ zieht noch einmal heftig an der ihrer abnorm großen Zigarette, verdreht dann ihre Augen und murmelt Unverständliches:</text:p>
      <text:p text:style-name="P1"><text:s/>„Boom...</text:p>
      <text:p text:style-name="P1">Boom...</text:p>
      <text:p text:style-name="P1">große Bombe..</text:p>
      <text:p text:style-name="P1">Boom..</text:p>
      <text:p text:style-name="P1">Boom..</text:p>
      <text:p text:style-name="P1">Wie Bombe...</text:p>
      <text:p text:style-name="P1"/>
      <text:p text:style-name="P1">Mensch..</text:p>
      <text:p text:style-name="P1"><text:soft-page-break/></text:p>
      <text:p text:style-name="P1">Ende..Zack..</text:p>
      <text:p text:style-name="P1">alles weg..</text:p>
      <text:p text:style-name="P1">Alles...</text:p>
      <text:p text:style-name="P1">Weg..</text:p>
      <text:p text:style-name="P1">Alles..</text:p>
      <text:p text:style-name="P1"><text:span text:style-name="T2">Roter Knopf..</text:span>“, bei dem letzten Wort verdreht sie ihre Augen nun so sehr,</text:p>
      <text:p text:style-name="P1">dass es stärker nicht mehr möglich scheint und sie zudem <text:s/>nahezu explodieren scheinen. </text:p>
      <text:p text:style-name="P1">Ihre Augen quellen hervor, sind verdreht, zucken – wahrlich kein schöner Anblick!</text:p>
      <text:p text:style-name="P1">Dann scheint es als würde der Körper, der schlangenköpfigen Gestalt wie von Starkstrom durchschossen worden zu sein, denn sie zuckt und windet sich, beruhigt sich dann aber wieder <text:s/>langsam und brabbelt weiter unverständliches Zeug:</text:p>
      <text:p text:style-name="P1"/>
      <text:p text:style-name="P1">„Dennoch auf wundersame Art und Weise blockiert..</text:p>
      <text:p text:style-name="P1">Doch nicht Boom..</text:p>
      <text:p text:style-name="P1">Oder gar Doppel Boom Boom...?“</text:p>
      <text:p text:style-name="P1"/>
      <text:p text:style-name="P1">Sie registriert erst jetzt bewusst unsere Anwesenheit, blickt etwas verwundert und wie aus einer tiefen Trance gerissen zuerst mich, dann Kassiopeia an und ihr faltiges Gesicht beginnt zu strahlen.</text:p>
      <text:p text:style-name="P1"/>
      <text:p text:style-name="P1">„Haben die Menschen noch einmal Glück gehabt“, raunt sie mit ihrer rauchigen Stimme Kassiopeia zu und die Blicke der beiden begegnen sich wissend..</text:p>
      <text:p text:style-name="P1"/>
      <text:p text:style-name="P1">Ich verstehe nur Bahnhof.</text:p>
      <text:p text:style-name="P1"/>
      <text:p text:style-name="P1">Dann springt Kassiopeia mit einem wilden Satz auf „Daisy“ und ihren bunten Kissenberg zu und verschwindet nun auch <text:soft-page-break/>halb <text:s/>in den Rauchschwaden.</text:p>
      <text:p text:style-name="P1"/>
      <text:p text:style-name="P1">Die beiden fallen sich um den Hals, wie alte Freundinnen, Kassiopeia legt den Arm und das Schlangenhaarwesen und mir fällt nun auf, das Kassiopeia ihre Tentakelfüße gegen feurige Flammen eingetauscht hat – wahrscheinlich von ihrer Mission zur Rettung des Feuerwesens inspiriert.</text:p>
      <text:p text:style-name="P1"/>
      <text:p text:style-name="P1">Mir wird immer mehr klar, dass die Mittelwelt der Kassiopeischen Pfade wohl nur so der mir bekannten Menschenwelt ähneln muss, weil dies eben dir mir bis jetzt bekannte Welt war.</text:p>
      <text:p text:style-name="P1"/>
      <text:p text:style-name="P1">Wie muss es wohl auf den Kassiopeischen Pfaden für das „Feuerwesen“ ausgesehen haben, frage ich mich mit einem Schaudern..</text:p>
      <text:p text:style-name="P1"/>
      <text:p text:style-name="P1">Mir wird nun auch schmerzlich vollständig <text:s/>bewusst, dass die Welt meiner ganzen bisherige Existenz als Menschenwesen wohl nur ein winziger anmutender Bruchteil der großem ganzen scheinbaren „Realität“ sein muss.</text:p>
      <text:p text:style-name="P1"/>
      <text:p text:style-name="P1">Die beiden haben nun ihr Begrüßungsritual anscheinend vollständig durchzogen, und wenden sich nun einer großen Shisha zu, an der unzählige Schläuche befestigt sind.</text:p>
      <text:p text:style-name="P1">Drei davon sind groß, die anderen Schläuche sind kleiner.</text:p>
      <text:p text:style-name="P1">„Daisy“ tauscht ihre Zigarette gegen einen der großen Schläuche der Shisha, Kassiopeia tut es ihr nach.</text:p>
      <text:p text:style-name="P1"/>
      <text:p text:style-name="P1">Der dritte große Schlauch bleibt unbenutzt.</text:p>
      <text:p text:style-name="P1"/>
      <text:p text:style-name="P1">Da gibt es ein jähes Rascheln und mit meinem Knistern winden sich die vielen roten Schlangehaare der tabaksüchtigen Daisy auch nun tatsächlich richtig Shisha zu.</text:p>
      <text:p text:style-name="P1"><text:soft-page-break/>Jede einzelne der Schlagen greift sich wie selbstverändlich mit ihrem Mäulchen, aus denen braune, vom Tabak verfärbte Zähne ragen, einen der kleinen, langen Shihsaschläuche – um sofort eifrig daran zu saugen und zu ziehen.</text:p>
      <text:p text:style-name="P1">Zumindest in der Shisha scheint nicht nur Tabak zu sein, wie ich nun grinsend rieche.</text:p>
      <text:p text:style-name="P1">Der Duft von Marihuana erfüllt die Höhle, die eigentlich eine Eisgrotte ist, wie ich nun erkenne.</text:p>
      <text:p text:style-name="P1"/>
      <text:p text:style-name="P1">Am Boden wachsen schwere, große Eiszapfen hervor und an der Decke hängen Eiskristalle.</text:p>
      <text:p text:style-name="P1"/>
      <text:p text:style-name="P1">Ein Bächlein aus grauem Schnee fließt an der Wand hinter dem Kissenberg, auf dem Daisy und Kassiopeia sitzen, herunter und plätschert leise dahin.</text:p>
      <text:p text:style-name="P1"/>
      <text:p text:style-name="P1">Das Blätschern des Bächleins scheint die Melodie eines „Reggaesongs“ zu haben, den ich einmal gehört hatte.</text:p>
      <text:p text:style-name="P1"/>
      <text:p text:style-name="P9">„Don't worry, be happy..“</text:p>
      <text:p text:style-name="P1"/>
      <text:p text:style-name="P1">Die Grotte scheint für mich nur aus drei Dingen zu bestehen:</text:p>
      <text:p text:style-name="P1">Eis, Rauch und Schlangenhaare.</text:p>
      <text:p text:style-name="P1"/>
      <text:p text:style-name="P1">Ich fühle mich nicht gerade wohl.</text:p>
      <text:p text:style-name="P1"/>
      <text:p text:style-name="P1">Da spricht „Daisy“ das erste Mal zu mir, ihre rauchige Stimme erinnert mich an das Krächzten eines Rabens:</text:p>
      <text:p text:style-name="P1"/>
      <text:p text:style-name="P1">„Wie du unschwer erkennen kannst, bin ich das was in eurer Menschenwelt als „Medusa“ bezeichnet wird.</text:p>
      <text:p text:style-name="P1"/>
      <text:p text:style-name="P1">Aber alle nennen mich „Daisy“. </text:p>
      <text:p text:style-name="P1"/>
      <text:p text:style-name="P1"><text:soft-page-break/>Du also auch bitte. </text:p>
      <text:p text:style-name="P1">Doch das ich <text:s/>„Medusa“ bin, siehst du ja an meinen Schlangenhaaren.</text:p>
      <text:p text:style-name="P1">Seit einigen Unendlichkeiten hocke ich nun schon in dieser Höhle und bin verbannt nicht hinaus zu können.</text:p>
      <text:p text:style-name="P1">Gut das ich meine Schlangenfreundinnen habe..“, krächzt sie und zeigt auf ihre Haare.</text:p>
      <text:p text:style-name="P1"/>
      <text:p text:style-name="P1">„Ich muss warten, bis mein grauer Star die todbringenden Kräfte meiner Augen vollständig ausgelöscht hat“, kichert sie dann und blickt mir dabei geradewegs mit eindringlichem Blick in meine Augen.</text:p>
      <text:p text:style-name="P1"/>
      <text:p text:style-name="P1">Im ersten Moment erschrecke ich, doch dann fällt mir ein, dass ich ja schon tot bin. </text:p>
      <text:p text:style-name="P1"/>
      <text:p text:style-name="P1">Der Rauch <text:s/>aus <text:s/>„Daisys“ <text:s/>selbstgedrehten Zigaretten mag noch grau und duster gewesen sein, doch ist der Dampf, der da aus der Hashisch-Shisha kommt gelb, wechselt dann zu grün und dann schließlich zu pink. </text:p>
      <text:p text:style-name="P1"/>
      <text:p text:style-name="P1">Ich merke jetzt auch, dass Daisy und Kassiopeia schon sichtlich stoned sein müssen, denn beide starren irgendwie ins Leere mit einem immer breiter werdenden Grinsen.</text:p>
      <text:p text:style-name="P1"/>
      <text:p text:style-name="P1">„Komm zieh du doch auch!“, raunt mir Daisy da zu und hält mir den dritten, großen Schlauch hin. </text:p>
      <text:p text:style-name="P1"/>
      <text:p text:style-name="P1">„Ist das der dritte Pfad der Kassiopeia?</text:p>
      <text:p text:style-name="P1">Gras rauchen?“, frage ich verwirrt.</text:p>
      <text:p text:style-name="P1"/>
      <text:p text:style-name="P1">„Es würde deine Aufgabe bestimmt erleichtern..“, höre ich Medusas Stimme krächzen.</text:p>
      <text:p text:style-name="P1"/>
      <text:p text:style-name="P1"><text:soft-page-break/>Es ist nicht das erste Mal, dass ich Gras rauche, ich habe es ein paar Mal auf Partys in der „Menschenwelt“, als „Menschenwesen Sara“ getan. </text:p>
      <text:p text:style-name="P1"/>
      <text:p text:style-name="P1">Ich bin nicht abgeneigt und ziehe am Schlauch. </text:p>
      <text:p text:style-name="P1"/>
      <text:p text:style-name="P1">Ich inhaliere den bunten Rauch, der nun wieder grün ist. </text:p>
      <text:p text:style-name="P1"/>
      <text:p text:style-name="P1">Der Rauch verteilt sich in dem Eis meines <text:s/>Schwanenkörpers. </text:p>
      <text:p text:style-name="P1"/>
      <text:p text:style-name="P1">Da sehe ich plötzlich wie zwischen mir und den zwei Grazien auf ihrem Kissenberg etwas auftut, was wie ein schwarzes Loch aussieht, wie ich es in einer Dokumentation übers Weltall im Fernsehen gesehen habe. </text:p>
      <text:p text:style-name="P1"/>
      <text:p text:style-name="P1">Nur kleiner. In sehr, sehr <text:s/>kleiner. </text:p>
      <text:p text:style-name="P1"/>
      <text:p text:style-name="P1">Viel zu klein. </text:p>
      <text:p text:style-name="P1"/>
      <text:p text:style-name="P1">Das Loch ist nur in etwa so groß wie ein Stecknadelkopf.</text:p>
      <text:p text:style-name="P1"/>
      <text:p text:style-name="P1">Ich verstehe nicht ganz.</text:p>
      <text:p text:style-name="P1"/>
      <text:p text:style-name="P1">Kassiopeia schaut in der Zwischenzeit recht „stoned“ aus der Wäsche. </text:p>
      <text:p text:style-name="P1"/>
      <text:p text:style-name="P1">Sie ist froh hier bei ihrer Freundin Medusa, gemütlich einen durchziehen zu können, ja sie hat heute eine wahrlich anstrengende Unendlichkeit hinter sich!</text:p>
      <text:p text:style-name="P1"/>
      <text:p text:style-name="P1">Zuerst die drei Pfade mit Sara, dann auch noch das Feuerwesen. </text:p>
      <text:p text:style-name="P1"/>
      <text:p text:style-name="P1">„Ich werde auch nicht jünger..“, denkt sie sich und muss dann <text:soft-page-break/>ziemlich <text:span text:style-name="T2">zugedröhnt </text:span>breit grinsen und erfreut sich beim Gedanken „Aber auch nicht älter!“ und zieht noch einmal gierig von der Grasshisha. </text:p>
      <text:p text:style-name="P1"/>
      <text:p text:style-name="P1">„Wenigstens muss ich mir über Lungenkrebs keine Sorgen machen..“, denkt sie sich noch mit <text:s/>einem Blick auf das bis vor kurzem noch menschliche und sterbliche Wesen Sara.</text:p>
      <text:p text:style-name="P1"/>
      <text:p text:style-name="P1">Doch sie weiß, dass es Sara, nicht zuletzt mit ihrer Hilfe, nun <text:span text:style-name="T8">bald geschafft haben wird.</text:span></text:p>
      <text:p text:style-name="P3"/>
      <text:p text:style-name="P3">Wenn sie es nur schaffen wird, durch das „schwarze Loch“, dem endgültigen Tor ins Jenseits zu gehen..</text:p>
      <text:p text:style-name="P1">Denn man muss die Illusion eines „Ichs“ aufgegeben haben, um im Jenseits existieren zu können. </text:p>
      <text:p text:style-name="P1"/>
      <text:p text:style-name="P1">„Dieser Prozess mag verstörend wirken, aber für das gibt es ja das gute alte Weed.“</text:p>
      <text:p text:style-name="P1"/>
      <text:p text:style-name="P1">Das wird Sara ihre Aufgabe erheblich erleichtern, da ist sie sich sicher. </text:p>
      <text:p text:style-name="P1"/>
      <text:p text:style-name="P1">Kassiopeia sieht es schon seit vielen tausend Jahren, die auf Mutter Erde verstrichen sind, als ihre Pflicht an, Medusa mit Gras zu beliefern.</text:p>
      <text:p text:style-name="P1"/>
      <text:p text:style-name="P1">„Gegrowed“ und „geerntet“ vom Planet „Mutter Erde“ - eben <text:s/>der einzige Planet im Universum, auf dem dieses zauberhaftes Pflänzchen wachsen kann..</text:p>
      <text:p text:style-name="P1"/>
      <text:p text:style-name="P1">Sie war aber nur 8, 9 <text:s/>Mal auf dem Planet der Menschenwesen, seit dem deren erstaunlich kurze Zeitspanne ihrer Existenz eben nun schon auf „Mutter Erde“ währt. </text:p>
      <text:p text:style-name="P1"/>
      <text:p text:style-name="P1"><text:soft-page-break/>Bei jedem ihrer Besuche hatte sie die Erde aber um Tonnen von Weed erleichtert und leider einige Bandenkriege verursacht – womit sie niemals gerechnet hätte – aber wenn bei sämtlichen menschlichen Großdealern plötzlich der Grasvorrat „sich in Luft aufgelöst zu haben scheint“, werden die Drogenbosse sauer...</text:p>
      <text:p text:style-name="P1"/>
      <text:p text:style-name="P1">Doch Kassiopeia ist sich keiner Schuld bewusst – die Egos der Menschen sind hier das Problem – so hat doch jedes Geschöpf des Universums Recht auf das begehrte, nur auf „Mutter Erde“ wachsende gute, alte Gras. </text:p>
      <text:p text:style-name="P1">Kassiopeia ist ganz in ihren <text:s/>Gedanken gefangen, da durchzuckt sie die Erkenntnis der Anwesenheit der „zumindest scheinbaren“ Realität. </text:p>
      <text:p text:style-name="P1"/>
      <text:p text:style-name="P1">Auch ihre Feuerflammenbeine zucken und knistern ganz aufgeregt, denn sie weiß, dass jetzt etwas anderes Priorität hat – sie liebt es zwar bekifft ihren dann oft leicht verwirrten Gedankengängen nachzugehen, aber nun ist es nicht an der Zeit für solche: Sara muss endgültig ins Jenseits gerettet werden!</text:p>
      <text:p text:style-name="P1"/>
      <text:p text:style-name="P1">Sie sieht Sara leicht schielend an:</text:p>
      <text:p text:style-name="P1"/>
      <text:p text:style-name="P1">„Sara, dies werden nun die letzten Momente sein, in denen du als dein „Ich“ Sara existierst. </text:p>
      <text:p text:style-name="P1">Um ins Jenseits zu gelangen, musst du ins „Nichts“ springen.</text:p>
      <text:p text:style-name="P1">Ihr Menschen nennt es „schwarze Löcher“. </text:p>
      <text:p text:style-name="P1"/>
      <text:p text:style-name="P1">Nur wenn du die Beschaffenheit des „Nichts“ erfahren hast, kannst du begreifen, das du „Nichts“ brauchst, um zu existieren!</text:p>
      <text:p text:style-name="P1"/>
      <text:p text:style-name="P1">Ja, du wirst einen Existenzverlust erfahren, wenn du in den Tiefen des „Nichts“ badest. </text:p>
      <text:p text:style-name="P1"><text:soft-page-break/></text:p>
      <text:p text:style-name="P1">Und doch wirst du danach neu geboren sein – geboren ins „Jenseits“. </text:p>
      <text:p text:style-name="P1"/>
      <text:p text:style-name="P1">Dem „Nichts“ “.</text:p>
      <text:p text:style-name="P1"/>
      <text:p text:style-name="P1">Ich lausche währenddessen gespannt Kassiopeias Worte und beschließe:</text:p>
      <text:p text:style-name="P1"/>
      <text:p text:style-name="P1">ich will jetzt keine Zeit mehr verlieren.</text:p>
      <text:p text:style-name="P1"/>
      <text:p text:style-name="P1">Ich wurde zu einer Spinne, habe erkannt was „Es“ wirklich ist und werde auch diese Aufgabe meistern, da bin ich mir nun sicher. </text:p>
      <text:p text:style-name="P1"/>
      <text:p text:style-name="P1">Ich will eigentlich noch Worte des Abschieds und Dankes an Kassiopeia und Medusa richten, aber da spüre ich eine magische und immer stärker werdende Anziehung zwischen dem schwarzen Loch und mir. </text:p>
      <text:p text:style-name="P1"/>
      <text:p text:style-name="P1">„Durch die ersten zwei Pfade ist mein Körper beinahe schon zu meiner wahren Gestalt, der Gestalt eines jener sogenannten „Anderswesen“ geworden, das wird mir nun klar – und im dritten Pfad wird sich nun also meine Seele von der Möglichkeit </text:p>
      <text:p text:style-name="P1">einer menschlichen Existenz </text:p>
      <text:p text:style-name="P1">in die einer...</text:p>
      <text:p text:style-name="P1">Gottheit?..</text:p>
      <text:p text:style-name="P1">entwickeln?“, frage ich mich, doch kann nicht weiter darüber nachdenken, denn ich merke, wie die Anziehung zwischen mir und dem winzigen schwarzen Loch immer rasend schnell enormer wird.</text:p>
      <text:p text:style-name="P1"/>
      <text:p text:style-name="P1">Das klitzekleine schwarze Loch fängt an mir zu ziehen und zu <text:soft-page-break/>zerren an, ich werde immer stärker in es hineingerissen, merke wie sich meine Existenz auflöst, in jener Sekunde denke ich mir noch, nach was sich „Nichts“ wohl anfühlen möge, als ich prompt auch schon das „Nichts fühle“ . </text:p>
      <text:p text:style-name="P1"/>
      <text:p text:style-name="P1">Oder besser gesagt „nicht fühle“, es ist ein Zustand der jede meiner Vorstellungskräfte sprengt.</text:p>
      <text:p text:style-name="P1">Und dann bei der „Erkenntnis“, das es „Nichts“ eigentlich gar nicht geben kann, ist „Nichts“ doch irgendwie da – und auch wieder nicht. </text:p>
      <text:p text:style-name="P1">Ich würde euch gerne den Zustand innerhalb dieses schwarzen Loches beschreiben, doch mir fehlen einfach die Worte das „Nichts“ zu beschreiben – wie auch. </text:p>
      <text:p text:style-name="P1"/>
      <text:p text:style-name="P1">„Nichts“ bedeutet eben „Nichts“ - da ist eben einfach „nichts.“</text:p>
      <text:p text:style-name="P1"/>
      <text:p text:style-name="P1">Ich bemerke, dass <text:s/>auch mein gerade neu gewonnener Körper, mein eisiger, dunkler Schwanenkörper nicht mehr existiert.</text:p>
      <text:p text:style-name="P1"/>
      <text:p text:style-name="P1">Doch wie kann ich ohne Körper existieren?</text:p>
      <text:p text:style-name="P1">Wie kann ich denken?</text:p>
      <text:p text:style-name="P1"/>
      <text:p text:style-name="P1">Wie kann ich im „Nichts“ überhaupt existieren, frage ich mich.</text:p>
      <text:p text:style-name="P1">Und doch ich denke. </text:p>
      <text:p text:style-name="P1">Und doch ich existiere. </text:p>
      <text:p text:style-name="P1"/>
      <text:p text:style-name="P1">Und das ist der Moment, in dem ich von meiner Existenz als „Sara“ völlig loslasse.</text:p>
      <text:p text:style-name="P1"/>
      <text:p text:style-name="P1">Denn ich begreife das „Sara“ nur eine Illusion meines wahren Selbst war.</text:p>
      <text:p text:style-name="P1"/>
      <text:p text:style-name="P1">Das „Menschenwesen Sara“ existiert nur noch in meiner Erinnerung.</text:p>
      <text:p text:style-name="P1"><text:soft-page-break/></text:p>
      <text:p text:style-name="P1">Doch nun gibt mir diese Begegnung mit dem „Nichts“ schließlich endlich das Bewusstsein mein „Wahres Selbst“ zu fühlen.</text:p>
      <text:p text:style-name="P1"/>
      <text:p text:style-name="P1">Ich fühle jetzt mit meiner ganzen Seele – den jene ist das einzige was hier im „Nichts“ <text:s/>kurioserweise dennoch zu existieren vermag.</text:p>
      <text:p text:style-name="P1"/>
      <text:p text:style-name="P1">Ich bin eine Gottheit. Eine sehr, sehr junge Gottheit.</text:p>
      <text:p text:style-name="P1"/>
      <text:p text:style-name="P1">Mein „Wahres Wesen“ ist also das eines „Anderswesens“.</text:p>
      <text:p text:style-name="P1"/>
      <text:p text:style-name="P1">Diese Erkenntnis überrollt mich erneut mit einer ungeheuren Wucht, deren Wellen ins <text:s/>„Nichts“ verschwinden..</text:p>
      <text:p text:style-name="P1"/>
      <text:p text:style-name="P1">Die fehlende, vollständige Erkenntnis meiner wahren Selbst hatte mir bis jetzt den Weg ins Jenseits versperrt, das ist mir jetzt bewusst.</text:p>
      <text:p text:style-name="P1"/>
      <text:p text:style-name="P1">Und bevor ich mich wundern kann, wie ich überhaupt immer auf den Begriff „Anderswesen“ komme, durchzuckt mich die vollständige Erleuchtung mit jäher Kraft.</text:p>
      <text:p text:style-name="P1"/>
      <text:p text:style-name="P1">Es gibt nichts, was nicht so wäre, wie es sein sollte.</text:p>
      <text:p text:style-name="P1">Es gibt nichts, was mir noch Schmerzen bereitet.</text:p>
      <text:p text:style-name="P1"/>
      <text:p text:style-name="P1">Das Menschliche ist nur eine Erinnerung.</text:p>
      <text:p text:style-name="P1">Und ich werde nicht mehr zurück sehen – </text:p>
      <text:p text:style-name="P1"><text:span text:style-name="T2">„</text:span><text:span text:style-name="T3">Und <text:s/>blicke ich zurück, sehe ich nur mein Glück </text:span><text:span text:style-name="T2">..“,</text:span> </text:p>
      <text:p text:style-name="P1">denke ich in diesem „Nichts“ und mir wird dabei bewusst, dass ich wiederum eigentlich „nicht“ denke. </text:p>
      <text:p text:style-name="P1"/>
      <text:p text:style-name="P1">Ich merke wie die Energie des „Nichts“ sich zu wirbeln und <text:soft-page-break/>kreiseln beginnt um mich herum, wie jenes „Nichts“ einen Sog aus dem „Nichts“ bildet und ich werde hineingerissen..</text:p>
      <text:p text:style-name="P1"/>
      <text:p text:style-name="P1">Einen Bruchteil einer Unendlichkeit später, in der ich durch Bruchstücke von „Realitäten des Nichts und zugleich des Seins“ gerissen werde, spüre ich plötzlich, das mich angenehm kühles Wasser umgibt. </text:p>
      <text:p text:style-name="P1"/>
      <text:p text:style-name="P1">Ich blicke an mir herab – ja, ich habe wieder meinen gerade vorher neu gewonnen Körper – den meiner <text:s/>eisigen Schwanengestalt, der also meine „wahre Gestalt“ ist, </text:p>
      <text:p text:style-name="P1">das stelle ich mit einem prüfenden Blick auf meinen „Astralkörper“ fest. </text:p>
      <text:p text:style-name="P1"/>
      <text:p text:style-name="P1">Ich habe die <text:s/>Gestalt einer jungen Gottheit, eines „Anderswesen“, das ist mir nun völlig bewusst.</text:p>
      <text:p text:style-name="P1">All die Fragen und das Unverständnis, die mich durch mein „Menschsein“ begleitet haben, liegen meinem Bewusstsein jetzt wie „blitzklar“ offen. </text:p>
      <text:p text:style-name="P1"/>
      <text:p text:style-name="P1">Ich spüre die Energie des Universums, sie wirbelt wie verrückt und grenzenlos in meinen Energiebahnen und durchströmt jede Ebene meines Geistes.</text:p>
      <text:p text:style-name="P1"/>
      <text:p text:style-name="P1">„Ich“ ist magisch, „Ich“ ist skurril – ja „mein Ich“ ist wahrhaftig göttlich. </text:p>
      <text:p text:style-name="P1"/>
      <text:p text:style-name="P1">Ich muss durch die „drei kassiopeiaischen Pfade“ <text:s/>innerhalb weniger Zeiten, die zudem rasend schnell vergangen schienen, einen wirklich raketenartigen und rasanten Bewusstseinsanstieg erlebt haben.</text:p>
      <text:p text:style-name="P1"/>
      <text:p text:style-name="P1">Auch Begriffe wie beispielsweise ganz einfach der des „Bewusstseins“, mit dem ich als meine <text:s/>Illusion „Sara“ nicht <text:soft-page-break/>viel anfangen konnte, <text:s/>erschließen sich mir nun mit einer Macht und Intensität, die ich nie für möglich gehalten hätte!</text:p>
      <text:p text:style-name="P1"/>
      <text:p text:style-name="P1">Ja ich habe wirklich einen „Crashkurs“ der Energiebereinigung absolviert, genau wie mir Kassiopeia gesagt hatte. </text:p>
      <text:p text:style-name="P1"/>
      <text:p text:style-name="P1">Bei den Kassiopeischen Aufgaben wurden meine Energien derart „herumverwirbelt“ und „bereinigt“, dass ich nun nicht mehr die leiseste Spur eines Egos habe – und, auch keinen menschlichen Körper mehr habe..</text:p>
      <text:p text:style-name="P1"/>
      <text:p text:style-name="P1">Ich sinne kurz diesem Gedanken hinterher..</text:p>
      <text:p text:style-name="P1">„Mein Körper der mir fast 21 Jahre Leben als Mensch „Sara“ gespendet hat, ist jetzt tot!</text:p>
      <text:p text:style-name="P1"/>
      <text:p text:style-name="P1">Wird beerdigt, wird verwesen..</text:p>
      <text:p text:style-name="P1"/>
      <text:p text:style-name="P1">..Doch ich bin erlöst, ich bin frei!</text:p>
      <text:p text:style-name="P1"/>
      <text:p text:style-name="P1">Weil ich nun weiß, das ich ein Tropfen aus einem unendlichen Meer bin.</text:p>
      <text:p text:style-name="P1"/>
      <text:p text:style-name="P1">Habe alle Informationen des Meeres in mir und bin wohl aber ein schon <text:s/>ein Tropfen mit besonders hoher Energie...</text:p>
      <text:p text:style-name="P1"/>
      <text:p text:style-name="P1">Das bringt eine Existenz als „Anderswesen“ wohl mit sich. </text:p>
      <text:p text:style-name="P1"/>
      <text:p text:style-name="P1">Ja, ich bin von einer „Andersartigkeit“. </text:p>
      <text:p text:style-name="P1"/>
      <text:p text:style-name="P1">Auch wenn ich mich in diesem neu gewonnen Bewusstsein nun gerade wie ein kleines, neu geborenes Baby fühle. </text:p>
      <text:p text:style-name="P1">Doch es ist himmlisch, ich spüre keinerlei negative Energien in mir, doch das Eis meines Körpers ist schattig und von der Energie der Dunkelheit.“</text:p>
      <text:p text:style-name="P1"><text:soft-page-break/></text:p>
      <text:p text:style-name="P1">Ich fühle dabei, wie mein eisiger Schwanenkörper von dem kühlem türkisgrünen Wasser umgeben ist. </text:p>
      <text:p text:style-name="P1"/>
      <text:p text:style-name="P1">Ich befinde mich in der Mitte in der unendlichen Tiefe des Sees „Erdion“, das ist mir bewusst. </text:p>
      <text:p text:style-name="P1"/>
      <text:p text:style-name="P1">Ich realisiere, dass der Zustand eines göttlichen Bewusstseins das „Nicht Wissen“ unmöglich macht.</text:p>
      <text:p text:style-name="P1"/>
      <text:p text:style-name="P1">Ich begreife, dass ich mich in tiefer Verbundenheit mit meinem Universum befinde. </text:p>
      <text:p text:style-name="P1"/>
      <text:p text:style-name="P1">Ich bin ein Tropfen aus dem Meer.</text:p>
      <text:p text:style-name="P1"/>
      <text:p text:style-name="P1">War mir <text:s/>als Sara <text:s/>nur die Macht des Tropfens bewusst, so erschließt sich mir nun das ganze Meer.</text:p>
      <text:p text:style-name="P1"/>
      <text:p text:style-name="P1">„Das ist also der See „Erdion“. </text:p>
      <text:p text:style-name="P1">Der See im „Weltenwald“ des Jenseits, der das Portal zum Universum der <text:s/>Menschenwelt bildet. </text:p>
      <text:p text:style-name="P1">Jene Seeoberfläche, an dessen Ufer meine Mutter saß und mich und meinem Papa beobachtet hat...</text:p>
      <text:p text:style-name="P1"/>
      <text:p text:style-name="P1">Resia!!“.</text:p>
      <text:p text:style-name="P1"/>
      <text:p text:style-name="P1">Nun durchzuckt mich die Erkenntnis mit einer Wucht, die </text:p>
      <text:p text:style-name="P1">die Eiskristalle meines Körpers hell vibrieren lässt und aus meinen Schwanenflügeln stäuben bläuliche, himmlische Schneeflocken hervor und blitzen im türkisen Wasser auf. </text:p>
      <text:p text:style-name="P1"/>
      <text:p text:style-name="P1">Ich klirre regelrecht durch die Wirbel in meinem Eiskörper und helle Klänge erfüllen das kalte Wasser um mich herum und da merke ich auch, dass ich nun gänzlich und vollständig die <text:soft-page-break/>Gestalt eines Schwanes erhalten habe. </text:p>
      <text:p text:style-name="P1"/>
      <text:p text:style-name="P1">Ich bin erleichtert, dass meine wahre Gestalt, nicht die eines Mischwesens ist und ich komplett zu einer Schwangengestalt geworden bin. </text:p>
      <text:p text:style-name="P1"/>
      <text:p text:style-name="P1">Und ich weiß nun eines: Ich habe es geschafft: </text:p>
      <text:p text:style-name="P1">ich bin im Jenseits. </text:p>
      <text:p text:style-name="P1">Bei meiner Mama.</text:p>
      <text:p text:style-name="P1"/>
      <text:p text:style-name="P1">….</text:p>
      <text:p text:style-name="P1"/>
      <text:p text:style-name="P9">Als ich drei Jahre alt war, wurde ich operiert, weil ich einen Leistenbruch hatte.</text:p>
      <text:p text:style-name="P9">Ich hatte beim Spielen mit Erias eine riesige Schneekugel hochheben wollen.</text:p>
      <text:p text:style-name="P9">Die war aber viel zu schwer für mich. </text:p>
      <text:p text:style-name="P9">Dann folgte der Leistenbruch.</text:p>
      <text:p text:style-name="P9">Ich wurde opierert. </text:p>
      <text:p text:style-name="P9">Als ich aus der Narkose aufwachte und im Aufwachraum des Krankenhauses zu mir kam, schoss ich wie ein Blitz aus dem Bett und versuchte mich aufzurichten.</text:p>
      <text:p text:style-name="P9"/>
      <text:p text:style-name="P1">…</text:p>
      <text:p text:style-name="P1"/>
      <text:p text:style-name="P1">Den selben Automatismus, den ich in meinem Menschenleben als dreijährige Sara an den Tag gelegt habe, hat sich anscheinend in mein nun göttliches Bewusstsein übertragen. </text:p>
      <text:p text:style-name="P1"/>
      <text:p text:style-name="P1">Denn ich schieße wie eine Rakete nun vom Grund des Sees an die Oberfläche. </text:p>
      <text:p text:style-name="P1">Ich weiß, hier muss meine Mutter auf mich warten.</text:p>
      <text:p text:style-name="P1">Den Bruchteil eines Zeitstückes, das hier aber eigentlich gar nicht richtig zu existieren scheint, durchbreche ich die <text:soft-page-break/>Oberfläche des Sees. </text:p>
      <text:p text:style-name="P3"/>
      <text:p text:style-name="P2">Mag „Sara“ gestorben sein, bin „ich“ nun wahrhaftig geboren. </text:p>
      <text:p text:style-name="P2"/>
      <text:p text:style-name="P2">„Ich“ bin <text:span text:style-name="T2">„Reja“ </text:span>- das ist mein wahrer Name. </text:p>
      <text:p text:style-name="P25"/>
      <text:p text:style-name="P2">Als ich meine braungoldenen Schwanenaugen mit den smaragdgrünen Sprenklern öffne...</text:p>
      <text:p text:style-name="P2"/>
      <text:p text:style-name="P10">(ich habe die gleiche Augenfarbe, wie als Menschenwesen Sara behalten, denn die Augen sind ja bekanntlich der Spiegel der Seele) </text:p>
      <text:p text:style-name="P2"/>
      <text:p text:style-name="P2">...blicke ich in urtümlich vertraute Augen...</text:p>
      <text:p text:style-name="P2"/>
      <text:p text:style-name="P2">...sie sind smaragdgrün und haben braune Sprenkler!!!</text:p>
      <text:p text:style-name="P2"/>
      <text:p text:style-name="P2">Sie scheinen <text:s/>tatsächlich das „Yin“ und zu meinem „Yang“ zu sein. </text:p>
      <text:p text:style-name="P2"/>
      <text:p text:style-name="P2">Sie scheinen der Ursprung meines Seins zu sein.</text:p>
      <text:p text:style-name="P2"/>
      <text:p text:style-name="P2">Die scheinen die große Liebe meines Vaters zu sein. </text:p>
      <text:p text:style-name="P2"/>
      <text:p text:style-name="P2">Ja, sie scheinen die Augen meiner Mutter zu sein. </text:p>
      <text:p text:style-name="P2">Ich sehe in ihnen nichts, als pure Liebe.</text:p>
      <text:p text:style-name="P2"/>
      <text:p text:style-name="P2">Aber auch sehr viel Schmerz...</text:p>
      <text:p text:style-name="P2"/>
      <text:p text:style-name="P2">Dann blicke ich in das Gesicht meiner Mutter:</text:p>
      <text:p text:style-name="P2"/>
      <text:p text:style-name="P2">Sie hat die Gestalt eines Phönix, das einzige was die Gesamtheit des Phönixwesens zu stören scheint, ist tatsächlich ihr menschliches Gesicht, mit wehenden, langen Haare, aus <text:soft-page-break/>dem Element des Wassers.</text:p>
      <text:p text:style-name="P2"/>
      <text:p text:style-name="P2">Doch sie besteht tatsächlich nicht wie der Phönix, den ich von Bildern <text:s/>aus der Menschenwelt kannte aus Feuer, sondern ist ein Wasserwesen. </text:p>
      <text:p text:style-name="P2"/>
      <text:p text:style-name="P2">Ja sie scheint bis auf ihr menschliches Gesicht ein Wasserwesen zu sein - <text:s/>ein Wasserphönix. </text:p>
      <text:p text:style-name="P2"/>
      <text:p text:style-name="P2">Sie hat auch einen langen Schweif und genau wie bei mir funkeln in ihrem Körper kleine Lichtschimmer. </text:p>
      <text:p text:style-name="P2"/>
      <text:p text:style-name="P2">Nur das die meiner Mutter hell sind, rosa <text:s/>und lilablassblau. </text:p>
      <text:p text:style-name="P2"/>
      <text:p text:style-name="P2">Um sie herum wirbeln weiße, zart schimmernde Wasserspritzer und funkelnde Schimmer, die mich einfach bezaubern. </text:p>
      <text:p text:style-name="P2"/>
      <text:p text:style-name="P2">Sie riecht blumig, meine Mama. </text:p>
      <text:p text:style-name="P2"/>
      <text:p text:style-name="P2">Meine Lichter sind dunkelblau und schattig und ich sehe, wie sich unsere Lichter energetisch vereinen.</text:p>
      <text:p text:style-name="P2"/>
      <text:p text:style-name="P2">Wir sind umgeben von unseren Lichtspielen: dunkelblau tanzt mit weißrosablassblau. </text:p>
      <text:p text:style-name="P2"/>
      <text:p text:style-name="P2">Nun verstehe ich warum meine wahre Gestalt die des Eises ist.</text:p>
      <text:p text:style-name="P2"><text:s/></text:p>
      <text:p text:style-name="P2">Ich weiß nun, dass mein Vater Erias die </text:p>
      <text:p text:style-name="P2"><text:s/>„Pfade der Erleuchtung“ beschreitet, </text:p>
      <text:p text:style-name="P2">der es „Finster-Dämonen“ wie ihm ermöglicht zu erleuchten und zu „silbergrauen Erzengeln“ zu werden.</text:p>
      <text:p text:style-name="P2"/>
      <text:p text:style-name="P2">Das Element von meinem Papa Erias ist Strom, seine wahre Gestalt die eine schattigen Strom-Adlers, das ist mir nun <text:soft-page-break/>bewusst. </text:p>
      <text:p text:style-name="P2"/>
      <text:p text:style-name="P2">Ich blicke zum ersten Mal in meinem Lebe bewusst in das Gesicht meiner Mutter und erkenne ihre Schönheit und Anmutigkeit. </text:p>
      <text:p text:style-name="P2"/>
      <text:p text:style-name="P2">Erkenne, dass sie genau wie ich ein „heiliges“ Wesen ist. </text:p>
      <text:p text:style-name="P2"/>
      <text:p text:style-name="P2">Ich erkenne, dass ich sie lieb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9T07:22:11.89</meta:creation-date>
    <dc:date>2021-05-19T07:25:34.09</dc:date>
    <meta:editing-duration>PT3M22S</meta:editing-duration>
    <meta:editing-cycles>2</meta:editing-cycles>
    <meta:generator>LibreOffice/7.2.2.2$Windows_X86_64 LibreOffice_project/02b2acce88a210515b4a5bb2e46cbfb63fe97d56</meta:generator>
    <meta:document-statistic meta:table-count="0" meta:image-count="0" meta:object-count="0" meta:page-count="75" meta:paragraph-count="1021" meta:word-count="13952" meta:character-count="87641" meta:non-whitespace-character-count="74003"/>
  </office:meta>
</office:document-meta>
</file>